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pitch="variable" style:font-charset="x-symbol"/>
    <style:font-face style:name="Lohit Devanagari1" svg:font-family="'Lohit Devanagari'"/>
    <style:font-face style:name="Wingdings" svg:font-family="Wingdings, 'Abyssinica SIL'"/>
    <style:font-face style:name="Courier New" svg:font-family="'Courier New'" style:font-family-generic="modern"/>
    <style:font-face style:name="Book Antiqua" svg:font-family="'Book Antiqua', Constantia" style:font-family-generic="roman"/>
    <style:font-face style:name="Symbol" svg:font-family="Symbol, 'Abyssinica SIL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Helvetica" svg:font-family="Helvetica, Arial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1243in" table:align="left" style:writing-mode="lr-tb"/>
    </style:style>
    <style:style style:name="Table7.A" style:family="table-column">
      <style:table-column-properties style:column-width="0.8861in"/>
    </style:style>
    <style:style style:name="Table7.B" style:family="table-column">
      <style:table-column-properties style:column-width="0.6889in"/>
    </style:style>
    <style:style style:name="Table7.C" style:family="table-column">
      <style:table-column-properties style:column-width="3.15in"/>
    </style:style>
    <style:style style:name="Table7.D" style:family="table-column">
      <style:table-column-properties style:column-width="1.39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dfdfd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dfdfdf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" style:family="table">
      <style:table-properties style:width="5.8576in" fo:margin-left="-0.075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0.2958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0.2951in"/>
    </style:style>
    <style:style style:name="Table1.E" style:family="table-column">
      <style:table-column-properties style:column-width="1.3785in"/>
    </style:style>
    <style:style style:name="Table1.G" style:family="table-column">
      <style:table-column-properties style:column-width="0.95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8576in" fo:margin-left="-0.075in" table:align="left" style:writing-mode="lr-tb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1.3785in"/>
    </style:style>
    <style:style style:name="Table2.G" style:family="table-column">
      <style:table-column-properties style:column-width="0.9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8576in" fo:margin-left="-0.075in" table:align="left" style:writing-mode="lr-tb"/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0.2951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5.8576in" fo:margin-left="-0.07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2951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5.8576in" fo:margin-left="-0.075in" table:align="left" style:writing-mode="lr-tb"/>
    </style:style>
    <style:style style:name="Table13.A" style:family="table-column">
      <style:table-column-properties style:column-width="1.2563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1.3778in"/>
    </style:style>
    <style:style style:name="Table13.D" style:family="table-column">
      <style:table-column-properties style:column-width="0.2951in"/>
    </style:style>
    <style:style style:name="Table13.E" style:family="table-column">
      <style:table-column-properties style:column-width="1.3785in"/>
    </style:style>
    <style:style style:name="Table13.G" style:family="table-column">
      <style:table-column-properties style:column-width="0.95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5.8576in" fo:margin-left="-0.075in" table:align="left" style:writing-mode="lr-tb"/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1.3785in"/>
    </style:style>
    <style:style style:name="Table5.G" style:family="table-column">
      <style:table-column-properties style:column-width="0.95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5.8576in" fo:margin-left="-0.075in" table:align="left" style:writing-mode="lr-tb"/>
    </style:style>
    <style:style style:name="Table8.A" style:family="table-column">
      <style:table-column-properties style:column-width="1.2563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1.3778in"/>
    </style:style>
    <style:style style:name="Table8.D" style:family="table-column">
      <style:table-column-properties style:column-width="0.2951in"/>
    </style:style>
    <style:style style:name="Table8.E" style:family="table-column">
      <style:table-column-properties style:column-width="1.3785in"/>
    </style:style>
    <style:style style:name="Table8.G" style:family="table-column">
      <style:table-column-properties style:column-width="0.95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5.8576in" fo:margin-left="-0.075in" table:align="left" style:writing-mode="lr-tb"/>
    </style:style>
    <style:style style:name="Table15.A" style:family="table-column">
      <style:table-column-properties style:column-width="1.2563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1.3778in"/>
    </style:style>
    <style:style style:name="Table15.D" style:family="table-column">
      <style:table-column-properties style:column-width="0.2951in"/>
    </style:style>
    <style:style style:name="Table15.E" style:family="table-column">
      <style:table-column-properties style:column-width="1.3785in"/>
    </style:style>
    <style:style style:name="Table15.G" style:family="table-column">
      <style:table-column-properties style:column-width="0.95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5.8576in" fo:margin-left="-0.075in" table:align="left" style:writing-mode="lr-tb"/>
    </style:style>
    <style:style style:name="Table9.A" style:family="table-column">
      <style:table-column-properties style:column-width="1.2563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1.3778in"/>
    </style:style>
    <style:style style:name="Table9.D" style:family="table-column">
      <style:table-column-properties style:column-width="0.2951in"/>
    </style:style>
    <style:style style:name="Table9.E" style:family="table-column">
      <style:table-column-properties style:column-width="1.3785in"/>
    </style:style>
    <style:style style:name="Table9.G" style:family="table-column">
      <style:table-column-properties style:column-width="0.95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5.8576in" fo:margin-left="-0.075in" table:align="left" style:writing-mode="lr-tb"/>
    </style:style>
    <style:style style:name="Table10.A" style:family="table-column">
      <style:table-column-properties style:column-width="1.2563in"/>
    </style:style>
    <style:style style:name="Table10.B" style:family="table-column">
      <style:table-column-properties style:column-width="0.2958in"/>
    </style:style>
    <style:style style:name="Table10.C" style:family="table-column">
      <style:table-column-properties style:column-width="1.3778in"/>
    </style:style>
    <style:style style:name="Table10.D" style:family="table-column">
      <style:table-column-properties style:column-width="0.2951in"/>
    </style:style>
    <style:style style:name="Table10.E" style:family="table-column">
      <style:table-column-properties style:column-width="1.3785in"/>
    </style:style>
    <style:style style:name="Table10.G" style:family="table-column">
      <style:table-column-properties style:column-width="0.95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5.8576in" fo:margin-left="-0.075in" table:align="left" style:writing-mode="lr-tb"/>
    </style:style>
    <style:style style:name="Table11.A" style:family="table-column">
      <style:table-column-properties style:column-width="1.2563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1.3778in"/>
    </style:style>
    <style:style style:name="Table11.D" style:family="table-column">
      <style:table-column-properties style:column-width="0.2951in"/>
    </style:style>
    <style:style style:name="Table11.E" style:family="table-column">
      <style:table-column-properties style:column-width="1.3785in"/>
    </style:style>
    <style:style style:name="Table11.G" style:family="table-column">
      <style:table-column-properties style:column-width="0.95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5.8576in" fo:margin-left="-0.075in" table:align="left" style:writing-mode="lr-tb"/>
    </style:style>
    <style:style style:name="Table12.A" style:family="table-column">
      <style:table-column-properties style:column-width="1.2563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1.3778in"/>
    </style:style>
    <style:style style:name="Table12.D" style:family="table-column">
      <style:table-column-properties style:column-width="0.2951in"/>
    </style:style>
    <style:style style:name="Table12.E" style:family="table-column">
      <style:table-column-properties style:column-width="1.3785in"/>
    </style:style>
    <style:style style:name="Table12.G" style:family="table-column">
      <style:table-column-properties style:column-width="0.95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5.8576in" fo:margin-left="-0.075in" table:align="left" style:writing-mode="lr-tb"/>
    </style:style>
    <style:style style:name="Table18.A" style:family="table-column">
      <style:table-column-properties style:column-width="1.2563in"/>
    </style:style>
    <style:style style:name="Table18.B" style:family="table-column">
      <style:table-column-properties style:column-width="0.2958in"/>
    </style:style>
    <style:style style:name="Table18.C" style:family="table-column">
      <style:table-column-properties style:column-width="1.3778in"/>
    </style:style>
    <style:style style:name="Table18.D" style:family="table-column">
      <style:table-column-properties style:column-width="0.2951in"/>
    </style:style>
    <style:style style:name="Table18.E" style:family="table-column">
      <style:table-column-properties style:column-width="1.3785in"/>
    </style:style>
    <style:style style:name="Table18.G" style:family="table-column">
      <style:table-column-properties style:column-width="0.95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" fo:font-size="14pt" style:font-size-asian="14pt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9e261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9e261"/>
    </style:style>
    <style:style style:name="P7" style:family="paragraph" style:parent-style-name="Standard">
      <style:text-properties fo:color="#ff0000" style:font-name="Arial" style:font-name-complex="Arial"/>
    </style:style>
    <style:style style:name="P8" style:family="paragraph" style:parent-style-name="Standard">
      <style:text-properties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paragraph-rsid="0005ff46" style:font-size-asian="14pt" style:font-weight-asian="bold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0b4511"/>
    </style:style>
    <style:style style:name="P11" style:family="paragraph" style:parent-style-name="Standard">
      <style:paragraph-properties fo:text-align="justify" style:justify-single-word="false"/>
      <style:text-properties style:font-name="Arial1" officeooo:paragraph-rsid="000cbbc4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24569f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95ec4"/>
    </style:style>
    <style:style style:name="P14" style:family="paragraph" style:parent-style-name="Standard">
      <style:paragraph-properties fo:text-align="justify" style:justify-single-word="false"/>
      <style:text-properties style:font-name="Arial1" officeooo:paragraph-rsid="000e3174"/>
    </style:style>
    <style:style style:name="P15" style:family="paragraph" style:parent-style-name="Standard">
      <style:paragraph-properties fo:text-align="justify" style:justify-single-word="false"/>
      <style:text-properties style:font-name="Arial1" officeooo:paragraph-rsid="001d706c"/>
    </style:style>
    <style:style style:name="P16" style:family="paragraph" style:parent-style-name="Standard">
      <style:paragraph-properties fo:text-align="justify" style:justify-single-word="false"/>
      <style:text-properties style:font-name="Arial1" officeooo:paragraph-rsid="001011c1"/>
    </style:style>
    <style:style style:name="P17" style:family="paragraph" style:parent-style-name="Standard">
      <style:paragraph-properties fo:text-align="justify" style:justify-single-word="false"/>
      <style:text-properties style:font-name="Arial1" officeooo:paragraph-rsid="0011e4bc"/>
    </style:style>
    <style:style style:name="P18" style:family="paragraph" style:parent-style-name="Standard">
      <style:paragraph-properties fo:text-align="justify" style:justify-single-word="false"/>
      <style:text-properties style:font-name="Arial1" officeooo:paragraph-rsid="000b451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officeooo:paragraph-rsid="000cbbc4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officeooo:paragraph-rsid="0024569f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officeooo:paragraph-rsid="00195ec4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officeooo:paragraph-rsid="000e3174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officeooo:paragraph-rsid="001d706c" style:font-weight-complex="bold"/>
    </style:style>
    <style:style style:name="P24" style:family="paragraph" style:parent-style-name="Standard">
      <style:text-properties style:font-name="Arial1" officeooo:paragraph-rsid="000b4511"/>
    </style:style>
    <style:style style:name="P25" style:family="paragraph" style:parent-style-name="Standard">
      <style:text-properties style:font-name="Arial1" fo:font-weight="bold" officeooo:paragraph-rsid="000b4511" style:font-weight-asian="bold"/>
    </style:style>
    <style:style style:name="P26" style:family="paragraph" style:parent-style-name="Standard">
      <style:text-properties style:font-name="Arial1" fo:font-weight="bold" officeooo:paragraph-rsid="000cbbc4" style:font-weight-asian="bold"/>
    </style:style>
    <style:style style:name="P27" style:family="paragraph" style:parent-style-name="Standard">
      <style:text-properties style:font-name="Arial1" fo:font-weight="bold" officeooo:paragraph-rsid="0024569f" style:font-weight-asian="bold"/>
    </style:style>
    <style:style style:name="P28" style:family="paragraph" style:parent-style-name="Standard">
      <style:text-properties style:font-name="Arial1" fo:font-weight="bold" officeooo:paragraph-rsid="00195ec4" style:font-weight-asian="bold"/>
    </style:style>
    <style:style style:name="P29" style:family="paragraph" style:parent-style-name="Standard">
      <style:text-properties style:font-name="Arial1" fo:font-weight="bold" officeooo:paragraph-rsid="000e3174" style:font-weight-asian="bold"/>
    </style:style>
    <style:style style:name="P30" style:family="paragraph" style:parent-style-name="Standard">
      <style:text-properties style:font-name="Arial1" fo:font-weight="bold" officeooo:paragraph-rsid="001d706c" style:font-weight-asian="bold"/>
    </style:style>
    <style:style style:name="P31" style:family="paragraph" style:parent-style-name="Standard">
      <style:text-properties style:font-name="Arial1" officeooo:paragraph-rsid="000cbbc4"/>
    </style:style>
    <style:style style:name="P32" style:family="paragraph" style:parent-style-name="Standard">
      <style:text-properties style:font-name="Arial1" officeooo:paragraph-rsid="0024569f"/>
    </style:style>
    <style:style style:name="P33" style:family="paragraph" style:parent-style-name="Standard">
      <style:text-properties style:font-name="Arial1" officeooo:paragraph-rsid="00195ec4"/>
    </style:style>
    <style:style style:name="P34" style:family="paragraph" style:parent-style-name="Standard">
      <style:text-properties style:font-name="Arial1" officeooo:paragraph-rsid="000e3174"/>
    </style:style>
    <style:style style:name="P35" style:family="paragraph" style:parent-style-name="Standard">
      <style:text-properties style:font-name="Arial1" officeooo:paragraph-rsid="001d706c"/>
    </style:style>
    <style:style style:name="P36" style:family="paragraph" style:parent-style-name="Standard">
      <style:paragraph-properties fo:text-align="justify" style:justify-single-word="false"/>
      <style:text-properties style:font-name="Arial1" officeooo:rsid="0011e4bc" officeooo:paragraph-rsid="0011e4bc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officeooo:paragraph-rsid="0017819c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officeooo:paragraph-rsid="0017819c"/>
    </style:style>
    <style:style style:name="P39" style:family="paragraph" style:parent-style-name="Standard">
      <style:text-properties fo:color="#800000" style:font-name="Arial1" officeooo:rsid="000e3174" officeooo:paragraph-rsid="0024569f" style:font-style-complex="italic" style:font-weight-complex="bold"/>
    </style:style>
    <style:style style:name="P40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41" style:family="paragraph" style:parent-style-name="Header">
      <style:paragraph-properties fo:margin-top="0.0417in" fo:margin-bottom="0in" loext:contextual-spacing="false"/>
    </style:style>
    <style:style style:name="P42" style:family="paragraph" style:parent-style-name="Footer">
      <style:paragraph-properties fo:margin-top="0.0417in" fo:margin-bottom="0in" loext:contextual-spacing="false" fo:text-align="start" style:justify-single-word="false"/>
    </style:style>
    <style:style style:name="P43" style:family="paragraph" style:parent-style-name="Footer">
      <style:paragraph-properties fo:margin-top="0.0417in" fo:margin-bottom="0in" loext:contextual-spacing="false" fo:text-align="end" style:justify-single-word="false"/>
    </style:style>
    <style:style style:name="P44" style:family="paragraph" style:parent-style-name="Text_20_body">
      <style:paragraph-properties fo:margin-left="0in" fo:margin-right="0in" fo:text-indent="0.5in" style:auto-text-indent="false"/>
    </style:style>
    <style:style style:name="P45" style:family="paragraph" style:parent-style-name="Text_20_body">
      <style:paragraph-properties fo:margin-left="0in" fo:margin-right="0in" fo:text-align="justify" style:justify-single-word="false" fo:text-indent="0.5in" style:auto-text-indent="false"/>
      <style:text-properties style:font-name="Arial1" officeooo:rsid="000b4511" officeooo:paragraph-rsid="0011e4bc" style:font-name-complex="Arial"/>
    </style:style>
    <style:style style:name="P4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officeooo:rsid="0009e261" officeooo:paragraph-rsid="0009e261" style:font-name-complex="Ari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style:font-name-complex="Ari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Arial1" officeooo:paragraph-rsid="000cbbc4" style:font-name-complex="Ari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Arial1" officeooo:paragraph-rsid="0024569f" style:font-name-complex="Arial"/>
    </style:style>
    <style:style style:name="P51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52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rsid="0011e4bc" officeooo:paragraph-rsid="0011e4bc" style:font-name-complex="Times"/>
    </style:style>
    <style:style style:name="P53" style:family="paragraph" style:parent-style-name="Tabletext">
      <style:paragraph-properties fo:margin-left="0in" fo:margin-right="0in" fo:margin-top="0.0417in" fo:margin-bottom="0.0417in" loext:contextual-spacing="false" fo:text-indent="0in" style:auto-text-indent="false"/>
      <style:text-properties style:font-name="Arial1" fo:language="pt" fo:country="BR" officeooo:rsid="001fdc09" officeooo:paragraph-rsid="001fdc09" style:font-name-complex="Times"/>
    </style:style>
    <style:style style:name="P54" style:family="paragraph" style:parent-style-name="Tabletext">
      <style:paragraph-properties fo:margin-left="0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weight="normal" officeooo:rsid="0009e261" officeooo:paragraph-rsid="0009e261" style:font-weight-asian="normal" style:font-name-complex="Arial" style:font-weight-complex="normal"/>
    </style:style>
    <style:style style:name="P5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font-name="Arial" fo:font-weight="normal" officeooo:rsid="0009e261" officeooo:paragraph-rsid="0009e261" style:font-weight-asian="normal" style:font-name-complex="Ari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style:line-height-at-least="0.1665in" fo:text-align="justify" style:justify-single-word="false" fo:orphans="0" fo:widows="0" fo:text-indent="0in" style:auto-text-indent="false" style:page-number="auto" fo:background-color="transparent" style:writing-mode="lr-tb">
        <style:tab-stops>
          <style:tab-stop style:position="0.5835in"/>
        </style:tab-stops>
      </style:paragraph-properties>
      <style:text-properties style:font-name="Arial1" officeooo:paragraph-rsid="0011e4bc"/>
    </style:style>
    <style:style style:name="P58" style:family="paragraph" style:parent-style-name="Heading">
      <style:paragraph-properties fo:text-align="end" style:justify-single-word="false"/>
      <style:text-properties fo:font-size="20pt" style:font-size-asian="20pt" style:font-name-complex="Arial"/>
    </style:style>
    <style:style style:name="P59" style:family="paragraph" style:parent-style-name="Text_20_body">
      <style:text-properties style:font-name-complex="Arial"/>
    </style:style>
    <style:style style:name="P60" style:family="paragraph" style:parent-style-name="InfoBlue">
      <style:text-properties style:font-name="Arial" style:font-name-complex="Arial"/>
    </style:style>
    <style:style style:name="P61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62" style:family="paragraph" style:parent-style-name="Tabletext">
      <style:paragraph-properties fo:margin-left="0.0236in" fo:margin-right="0in" fo:margin-top="0.0417in" fo:margin-bottom="0.0417in" loext:contextual-spacing="false" fo:text-indent="0in" style:auto-text-indent="false"/>
      <style:text-properties style:font-name="Arial1" fo:language="pt" fo:country="BR" officeooo:rsid="001fdc09" officeooo:paragraph-rsid="001fdc09" style:font-name-complex="Times"/>
    </style:style>
    <style:style style:name="P63" style:family="paragraph" style:parent-style-name="Tabletext">
      <style:paragraph-properties fo:margin-left="0.0236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64" style:family="paragraph" style:parent-style-name="Tabletext">
      <style:paragraph-properties fo:margin-left="0.0209in" fo:margin-right="0in" fo:margin-top="0.0417in" fo:margin-bottom="0.0417in" loext:contextual-spacing="false" fo:text-indent="0in" style:auto-text-indent="false"/>
      <style:text-properties style:font-name="Arial1" fo:language="pt" fo:country="BR" officeooo:rsid="0006215e" officeooo:paragraph-rsid="0006215e" style:font-name-complex="Times"/>
    </style:style>
    <style:style style:name="P65" style:family="paragraph" style:parent-style-name="Tabletext">
      <style:paragraph-properties fo:margin-left="0.0209in" fo:margin-right="0in" fo:margin-top="0.0417in" fo:margin-bottom="0.0417in" loext:contextual-spacing="false" fo:text-indent="0in" style:auto-text-indent="false"/>
      <style:text-properties style:font-name="Arial1" fo:language="pt" fo:country="BR" officeooo:rsid="001fdc09" officeooo:paragraph-rsid="001fdc09" style:font-name-complex="Times"/>
    </style:style>
    <style:style style:name="P66" style:family="paragraph" style:parent-style-name="Tabletext">
      <style:paragraph-properties fo:margin-left="0.0209in" fo:margin-right="0in" fo:margin-top="0.0417in" fo:margin-bottom="0.0417in" loext:contextual-spacing="false" fo:text-align="center" style:justify-single-word="false" fo:text-indent="0in" style:auto-text-indent="false"/>
      <style:text-properties style:font-name="Arial1" fo:font-size="11pt" fo:language="pt" fo:country="BR" fo:font-weight="bold" officeooo:paragraph-rsid="0005ff46" style:font-size-asian="11pt" style:font-weight-asian="bold"/>
    </style:style>
    <style:style style:name="P67" style:family="paragraph" style:parent-style-name="Standard">
      <style:paragraph-properties fo:margin-left="0.5in" fo:margin-right="0in" fo:text-indent="0in" style:auto-text-indent="false"/>
      <style:text-properties style:font-name="Arial" style:font-name-complex="Arial"/>
    </style:style>
    <style:style style:name="P68" style:family="paragraph" style:parent-style-name="Standard">
      <style:paragraph-properties fo:margin-top="0.1665in" fo:margin-bottom="0.1665in" loext:contextual-spacing="false"/>
      <style:text-properties style:font-name="Arial1" officeooo:paragraph-rsid="000b4511"/>
    </style:style>
    <style:style style:name="P69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0b4511" style:font-name-asian="Wingdings1" style:font-name-complex="Wingdings1"/>
    </style:style>
    <style:style style:name="P70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0cbbc4" style:font-name-asian="Wingdings1" style:font-name-complex="Wingdings1"/>
    </style:style>
    <style:style style:name="P71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24569f" style:font-name-asian="Wingdings1" style:font-name-complex="Wingdings1"/>
    </style:style>
    <style:style style:name="P72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0e3174" style:font-name-asian="Wingdings1" style:font-name-complex="Wingdings1"/>
    </style:style>
    <style:style style:name="P73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195ec4" style:font-name-asian="Wingdings1" style:font-name-complex="Wingdings1"/>
    </style:style>
    <style:style style:name="P74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Arial1" officeooo:paragraph-rsid="001d706c" style:font-name-asian="Wingdings1" style:font-name-complex="Wingdings1"/>
    </style:style>
    <style:style style:name="P75" style:family="paragraph" style:parent-style-name="Standard">
      <style:paragraph-properties fo:margin-top="0.1665in" fo:margin-bottom="0.1665in" loext:contextual-spacing="false"/>
      <style:text-properties style:font-name="Arial1" officeooo:paragraph-rsid="000cbbc4"/>
    </style:style>
    <style:style style:name="P76" style:family="paragraph" style:parent-style-name="Standard">
      <style:paragraph-properties fo:margin-top="0.1665in" fo:margin-bottom="0.1665in" loext:contextual-spacing="false"/>
      <style:text-properties style:font-name="Arial1" officeooo:paragraph-rsid="0024569f"/>
    </style:style>
    <style:style style:name="P77" style:family="paragraph" style:parent-style-name="Standard">
      <style:paragraph-properties fo:margin-top="0.1665in" fo:margin-bottom="0.1665in" loext:contextual-spacing="false"/>
      <style:text-properties style:font-name="Arial1" officeooo:paragraph-rsid="00195ec4"/>
    </style:style>
    <style:style style:name="P78" style:family="paragraph" style:parent-style-name="Standard">
      <style:paragraph-properties fo:margin-top="0.1665in" fo:margin-bottom="0.1665in" loext:contextual-spacing="false"/>
      <style:text-properties style:font-name="Arial1" officeooo:paragraph-rsid="000e3174"/>
    </style:style>
    <style:style style:name="P79" style:family="paragraph" style:parent-style-name="Standard">
      <style:paragraph-properties fo:margin-top="0.1665in" fo:margin-bottom="0.1665in" loext:contextual-spacing="false"/>
      <style:text-properties style:font-name="Arial1" officeooo:paragraph-rsid="001d706c"/>
    </style:style>
    <style:style style:name="P80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0b4511"/>
    </style:style>
    <style:style style:name="P81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0cbbc4"/>
    </style:style>
    <style:style style:name="P82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24569f"/>
    </style:style>
    <style:style style:name="P83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195ec4"/>
    </style:style>
    <style:style style:name="P84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0e3174"/>
    </style:style>
    <style:style style:name="P85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rsid="000b4511" officeooo:paragraph-rsid="001d706c"/>
    </style:style>
    <style:style style:name="P86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0b4511"/>
    </style:style>
    <style:style style:name="P87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0cbbc4"/>
    </style:style>
    <style:style style:name="P88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24569f"/>
    </style:style>
    <style:style style:name="P89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195ec4"/>
    </style:style>
    <style:style style:name="P90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0e3174"/>
    </style:style>
    <style:style style:name="P91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="Arial1" officeooo:paragraph-rsid="001d706c"/>
    </style:style>
    <style:style style:name="P92" style:family="paragraph" style:parent-style-name="Requisito">
      <style:text-properties style:font-name="Arial1" fo:font-weight="bold" officeooo:rsid="000b4511" officeooo:paragraph-rsid="000b4511" style:font-weight-asian="bold" style:font-style-complex="italic" style:font-weight-complex="bold"/>
    </style:style>
    <style:style style:name="P93" style:family="paragraph" style:parent-style-name="Requisito">
      <style:text-properties style:font-name="Arial1" fo:font-weight="bold" officeooo:rsid="000b4511" officeooo:paragraph-rsid="000cbbc4" style:font-weight-asian="bold" style:font-weight-complex="bold"/>
    </style:style>
    <style:style style:name="P94" style:family="paragraph" style:parent-style-name="Requisito">
      <style:text-properties style:font-name="Arial1" fo:font-weight="bold" officeooo:rsid="000b4511" officeooo:paragraph-rsid="0024569f" style:font-weight-asian="bold" style:font-weight-complex="bold"/>
    </style:style>
    <style:style style:name="P95" style:family="paragraph" style:parent-style-name="Requisito">
      <style:text-properties style:font-name="Arial1" fo:font-weight="bold" officeooo:rsid="000b4511" officeooo:paragraph-rsid="00195ec4" style:font-weight-asian="bold" style:font-weight-complex="bold"/>
    </style:style>
    <style:style style:name="P96" style:family="paragraph" style:parent-style-name="Requisito">
      <style:text-properties style:font-name="Arial1" fo:font-weight="bold" officeooo:rsid="000b4511" officeooo:paragraph-rsid="000e3174" style:font-weight-asian="bold" style:font-weight-complex="bold"/>
    </style:style>
    <style:style style:name="P97" style:family="paragraph" style:parent-style-name="Requisito">
      <style:text-properties style:font-name="Arial1" fo:font-weight="bold" officeooo:rsid="000b4511" officeooo:paragraph-rsid="001d706c" style:font-weight-asian="bold" style:font-weight-complex="bold"/>
    </style:style>
    <style:style style:name="P98" style:family="paragraph" style:parent-style-name="Requisito">
      <style:text-properties style:font-name="Arial1" fo:font-weight="bold" officeooo:rsid="000b4511" officeooo:paragraph-rsid="001011c1" style:font-weight-asian="bold" style:font-weight-complex="bold"/>
    </style:style>
    <style:style style:name="P99" style:family="paragraph" style:parent-style-name="Requisito">
      <style:text-properties style:font-name="Arial1" fo:font-weight="bold" officeooo:rsid="000b4511" officeooo:paragraph-rsid="00250d3a" style:font-weight-asian="bold" style:font-weight-complex="bold"/>
    </style:style>
    <style:style style:name="P100" style:family="paragraph" style:parent-style-name="Requisito">
      <style:text-properties style:font-name="Arial1" officeooo:paragraph-rsid="000e3174"/>
    </style:style>
    <style:style style:name="P101" style:family="paragraph" style:parent-style-name="Requisito">
      <style:text-properties style:font-name="Arial1" officeooo:paragraph-rsid="0011e4bc"/>
    </style:style>
    <style:style style:name="P102" style:family="paragraph" style:parent-style-name="Requisito">
      <style:text-properties style:font-name="Arial1" officeooo:rsid="000b4511" officeooo:paragraph-rsid="0011e4bc" style:font-weight-complex="bold"/>
    </style:style>
    <style:style style:name="P103" style:family="paragraph" style:parent-style-name="Standard" style:list-style-name="">
      <style:text-properties style:font-name="Arial" style:font-name-complex="Arial"/>
    </style:style>
    <style:style style:name="P104" style:family="paragraph" style:parent-style-name="Standard" style:list-style-name="L1">
      <style:paragraph-properties fo:text-align="justify" style:justify-single-word="false"/>
      <style:text-properties style:font-name="Arial" officeooo:rsid="0009e261" officeooo:paragraph-rsid="0009e261" style:font-name-complex="Arial"/>
    </style:style>
    <style:style style:name="P105" style:family="paragraph" style:parent-style-name="Standard" style:list-style-name="WW8Num12">
      <style:paragraph-properties>
        <style:tab-stops>
          <style:tab-stop style:position="0.5835in"/>
        </style:tab-stops>
      </style:paragraph-properties>
      <style:text-properties style:font-name="Arial1" officeooo:paragraph-rsid="0011e4bc" style:font-name-complex="Arial"/>
    </style:style>
    <style:style style:name="P106" style:family="paragraph" style:parent-style-name="Standard" style:list-style-name="WW8Num12">
      <style:paragraph-properties fo:text-align="justify" style:justify-single-word="false">
        <style:tab-stops>
          <style:tab-stop style:position="0.5835in"/>
        </style:tab-stops>
      </style:paragraph-properties>
      <style:text-properties style:font-name="Arial1" officeooo:paragraph-rsid="0011e4bc" style:font-name-complex="Arial"/>
    </style:style>
    <style:style style:name="P107" style:family="paragraph" style:parent-style-name="Standard" style:list-style-name="L2">
      <style:paragraph-properties fo:text-align="start" style:justify-single-word="false">
        <style:tab-stops>
          <style:tab-stop style:position="0.5835in"/>
        </style:tab-stops>
      </style:paragraph-properties>
      <style:text-properties style:font-name="Arial1" officeooo:paragraph-rsid="0011e4bc" style:font-name-complex="Arial"/>
    </style:style>
    <style:style style:name="P108" style:family="paragraph" style:parent-style-name="Standard" style:list-style-name="WW8Num12">
      <style:paragraph-properties>
        <style:tab-stops>
          <style:tab-stop style:position="0.5835in"/>
        </style:tab-stops>
      </style:paragraph-properties>
      <style:text-properties style:font-name="Arial1" officeooo:paragraph-rsid="0013aed3"/>
    </style:style>
    <style:style style:name="P109" style:family="paragraph" style:parent-style-name="Standard" style:list-style-name="L2">
      <style:paragraph-properties fo:text-align="start" style:justify-single-word="false">
        <style:tab-stops>
          <style:tab-stop style:position="0.5835in"/>
        </style:tab-stops>
      </style:paragraph-properties>
      <style:text-properties style:font-name="Arial1" officeooo:paragraph-rsid="0011e4bc"/>
    </style:style>
    <style:style style:name="P110" style:family="paragraph" style:parent-style-name="Standard" style:list-style-name="WW8Num12">
      <style:paragraph-properties fo:margin-left="0in" fo:margin-right="0in" fo:text-indent="0in" style:auto-text-indent="false">
        <style:tab-stops>
          <style:tab-stop style:position="0.5835in"/>
        </style:tab-stops>
      </style:paragraph-properties>
      <style:text-properties style:font-name="Arial1" officeooo:rsid="0011e4bc" officeooo:paragraph-rsid="0011e4bc" style:font-name-complex="Arial"/>
    </style:style>
    <style:style style:name="P111" style:family="paragraph" style:parent-style-name="Standard" style:list-style-name="WW8Num12" style:master-page-name="">
      <loext:graphic-properties draw:fill="none"/>
      <style:paragraph-properties fo:margin-left="0in" fo:margin-right="0in" style:line-height-at-least="0.1665in" fo:orphans="0" fo:widows="0" fo:text-indent="0in" style:auto-text-indent="false" style:page-number="auto" fo:background-color="transparent" style:writing-mode="lr-tb">
        <style:tab-stops>
          <style:tab-stop style:position="0.5835in"/>
        </style:tab-stops>
      </style:paragraph-properties>
      <style:text-properties style:font-name="Arial1" fo:font-style="normal" officeooo:rsid="0011e4bc" officeooo:paragraph-rsid="0013aed3" style:font-style-asian="normal" style:font-name-complex="Arial" style:font-style-complex="normal"/>
    </style:style>
    <style:style style:name="P112" style:family="paragraph" style:parent-style-name="Standard" style:list-style-name="WW8Num12" style:master-page-name="">
      <loext:graphic-properties draw:fill="none"/>
      <style:paragraph-properties fo:margin-left="0in" fo:margin-right="0in" style:line-height-at-least="0.1665in" fo:text-align="justify" style:justify-single-word="false" fo:orphans="0" fo:widows="0" fo:text-indent="0in" style:auto-text-indent="false" style:page-number="auto" fo:background-color="transparent" style:writing-mode="lr-tb">
        <style:tab-stops>
          <style:tab-stop style:position="0.5835in"/>
        </style:tab-stops>
      </style:paragraph-properties>
      <style:text-properties fo:color="#000000" style:font-name="Arial1" officeooo:paragraph-rsid="0011e4bc"/>
    </style:style>
    <style:style style:name="P113" style:family="paragraph" style:parent-style-name="Standard">
      <style:paragraph-properties fo:margin-left="0.5in" fo:margin-right="0in" fo:text-indent="0in" style:auto-text-indent="false"/>
      <style:text-properties style:font-name="Arial1" officeooo:rsid="001df093" officeooo:paragraph-rsid="001df093"/>
    </style:style>
    <style:style style:name="P114" style:family="paragraph" style:parent-style-name="Heading" style:list-style-name="" style:master-page-name="Standard">
      <style:paragraph-properties fo:margin-top="3.75in" fo:margin-bottom="0in" loext:contextual-spacing="false" fo:text-align="end" style:justify-single-word="false" style:page-number="auto"/>
    </style:style>
    <style:style style:name="P115" style:family="paragraph" style:parent-style-name="Heading" style:list-style-name="">
      <style:paragraph-properties fo:text-align="end" style:justify-single-word="false"/>
      <style:text-properties fo:font-size="20pt" style:font-size-asian="20pt" style:font-name-complex="Arial"/>
    </style:style>
    <style:style style:name="P116" style:family="paragraph" style:parent-style-name="Heading" style:list-style-name="">
      <style:paragraph-properties fo:text-align="end" style:justify-single-word="false"/>
      <style:text-properties fo:font-size="14pt" style:font-size-asian="14pt" style:font-name-complex="Arial"/>
    </style:style>
    <style:style style:name="P117" style:family="paragraph" style:parent-style-name="Heading_20_2">
      <style:text-properties style:font-name-complex="Arial"/>
    </style:style>
    <style:style style:name="P118" style:family="paragraph" style:parent-style-name="Heading_20_2">
      <style:text-properties officeooo:rsid="0009e261" officeooo:paragraph-rsid="0009e261" style:font-name-complex="Arial"/>
    </style:style>
    <style:style style:name="P119" style:family="paragraph" style:parent-style-name="Heading_20_2">
      <style:text-properties officeooo:rsid="000b4511" officeooo:paragraph-rsid="000b4511" style:font-name-complex="Arial"/>
    </style:style>
    <style:style style:name="P120" style:family="paragraph" style:parent-style-name="Heading_20_2">
      <style:text-properties style:font-name="Arial1" officeooo:rsid="000cbbc4" officeooo:paragraph-rsid="000cbbc4" style:font-name-complex="Arial"/>
    </style:style>
    <style:style style:name="P121" style:family="paragraph" style:parent-style-name="Heading_20_2">
      <style:text-properties style:font-name="Arial1" officeooo:rsid="000e3174" officeooo:paragraph-rsid="000e3174"/>
    </style:style>
    <style:style style:name="P122" style:family="paragraph" style:parent-style-name="Heading_20_3">
      <style:text-properties fo:font-weight="bold" officeooo:rsid="0009e261" officeooo:paragraph-rsid="0009e261" style:font-weight-asian="bold" style:font-name-complex="Arial" style:font-weight-complex="bold"/>
    </style:style>
    <style:style style:name="P123" style:family="paragraph" style:parent-style-name="Heading_20_3">
      <style:text-properties fo:font-weight="bold" officeooo:rsid="0009e261" officeooo:paragraph-rsid="0009e261" style:font-weight-asian="bold" style:font-weight-complex="bold"/>
    </style:style>
    <style:style style:name="P124" style:family="paragraph" style:parent-style-name="Heading_20_3">
      <style:text-properties style:font-name-complex="Arial"/>
    </style:style>
    <style:style style:name="P125" style:family="paragraph" style:parent-style-name="Heading_20_1">
      <style:text-properties style:font-name-complex="Arial"/>
    </style:style>
    <style:style style:name="P126" style:family="paragraph" style:parent-style-name="Heading_20_1">
      <style:text-properties officeooo:paragraph-rsid="0005ff46" style:font-name-complex="Arial"/>
    </style:style>
    <style:style style:name="P127" style:family="paragraph" style:parent-style-name="Heading_20_1">
      <style:text-properties style:font-name="Arial1" officeooo:paragraph-rsid="001011c1"/>
    </style:style>
    <style:style style:name="P128" style:family="paragraph" style:parent-style-name="Heading_20_1">
      <style:text-properties style:font-name="Arial1" officeooo:paragraph-rsid="0011b45c"/>
    </style:style>
    <style:style style:name="P129" style:family="paragraph" style:parent-style-name="Com_20_marcadores">
      <style:text-properties style:font-name="Arial" officeooo:paragraph-rsid="0009e261"/>
    </style:style>
    <style:style style:name="P130" style:family="paragraph" style:parent-style-name="Requisito">
      <style:text-properties style:font-name="Arial1" fo:font-weight="bold" officeooo:rsid="000b4511" officeooo:paragraph-rsid="0011b45c" style:font-weight-asian="bold" style:font-weight-complex="bold"/>
    </style:style>
    <style:style style:name="T1" style:family="text">
      <style:text-properties officeooo:rsid="0006215e"/>
    </style:style>
    <style:style style:name="T2" style:family="text">
      <style:text-properties fo:font-size="20pt" style:font-size-asian="20pt" style:font-name-complex="Arial"/>
    </style:style>
    <style:style style:name="T3" style:family="text">
      <style:text-properties fo:font-size="20pt" officeooo:rsid="00047825" style:font-size-asian="20pt" style:font-name-complex="Arial"/>
    </style:style>
    <style:style style:name="T4" style:family="text">
      <style:text-properties style:font-name-complex="Arial"/>
    </style:style>
    <style:style style:name="T5" style:family="text">
      <style:text-properties officeooo:rsid="000b4511" style:font-name-complex="Arial"/>
    </style:style>
    <style:style style:name="T6" style:family="text">
      <style:text-properties officeooo:rsid="001011c1" style:font-name-complex="Arial"/>
    </style:style>
    <style:style style:name="T7" style:family="text">
      <style:text-properties officeooo:rsid="0004b73a" style:font-name-complex="Arial"/>
    </style:style>
    <style:style style:name="T8" style:family="text">
      <style:text-properties officeooo:rsid="0013aed3" style:font-name-complex="Arial"/>
    </style:style>
    <style:style style:name="T9" style:family="text">
      <style:text-properties officeooo:rsid="0027f15b" style:font-name-complex="Arial"/>
    </style:style>
    <style:style style:name="T10" style:family="text">
      <style:text-properties officeooo:rsid="0028b363" style:font-name-complex="Ari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17819c" style:font-style-asian="italic"/>
    </style:style>
    <style:style style:name="T15" style:family="text">
      <style:text-properties fo:font-style="italic" style:font-style-asian="italic" style:font-name-complex="Arial" style:font-style-complex="italic"/>
    </style:style>
    <style:style style:name="T16" style:family="text">
      <style:text-properties officeooo:rsid="0009e261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0b4511" style:font-weight-asian="bold"/>
    </style:style>
    <style:style style:name="T19" style:family="text">
      <style:text-properties fo:font-weight="bold" officeooo:rsid="000b4511" style:font-weight-asian="bold" style:font-weight-complex="normal"/>
    </style:style>
    <style:style style:name="T20" style:family="text">
      <style:text-properties fo:font-weight="bold" style:font-weight-asian="bold" style:font-style-complex="italic"/>
    </style:style>
    <style:style style:name="T21" style:family="text">
      <style:text-properties fo:font-weight="bold" officeooo:rsid="001011c1" style:font-weight-asian="bold" style:font-style-complex="italic"/>
    </style:style>
    <style:style style:name="T22" style:family="text">
      <style:text-properties fo:font-weight="bold" officeooo:rsid="0011b45c" style:font-weight-asian="bold" style:font-style-complex="italic"/>
    </style:style>
    <style:style style:name="T23" style:family="text">
      <style:text-properties fo:font-weight="bold" officeooo:rsid="000b4511" style:font-weight-asian="bold" style:font-style-complex="italic" style:font-weight-complex="bold"/>
    </style:style>
    <style:style style:name="T24" style:family="text">
      <style:text-properties fo:font-weight="bold" officeooo:rsid="001011c1" style:font-weight-asian="bold" style:font-style-complex="italic" style:font-weight-complex="bold"/>
    </style:style>
    <style:style style:name="T25" style:family="text">
      <style:text-properties fo:font-weight="bold" officeooo:rsid="0011b45c" style:font-weight-asian="bold" style:font-style-complex="italic" style:font-weight-complex="bold"/>
    </style:style>
    <style:style style:name="T26" style:family="text">
      <style:text-properties fo:font-weight="bold" officeooo:rsid="000e3174" style:font-weight-asian="bold" style:font-style-complex="italic" style:font-weight-complex="bold"/>
    </style:style>
    <style:style style:name="T27" style:family="text">
      <style:text-properties fo:font-weight="bold" officeooo:rsid="00195ec4" style:font-weight-asian="bold" style:font-style-complex="italic" style:font-weight-complex="bold"/>
    </style:style>
    <style:style style:name="T28" style:family="text">
      <style:text-properties fo:font-weight="bold" officeooo:rsid="001fdc09" style:font-weight-asian="bold" style:font-style-complex="italic" style:font-weight-complex="bold"/>
    </style:style>
    <style:style style:name="T29" style:family="text">
      <style:text-properties fo:font-weight="bold" officeooo:rsid="00250d3a" style:font-weight-asian="bold" style:font-style-complex="italic" style:font-weight-complex="bold"/>
    </style:style>
    <style:style style:name="T30" style:family="text">
      <style:text-properties fo:font-weight="bold" officeooo:rsid="001fdc09" style:font-weight-asian="bold" style:font-style-complex="italic"/>
    </style:style>
    <style:style style:name="T31" style:family="text">
      <style:text-properties officeooo:rsid="000b451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b4511" style:font-weight-asian="normal" style:font-weight-complex="normal"/>
    </style:style>
    <style:style style:name="T34" style:family="text">
      <style:text-properties fo:font-weight="normal" officeooo:rsid="0009e261" style:font-weight-asian="normal" style:font-name-complex="Arial" style:font-weight-complex="normal"/>
    </style:style>
    <style:style style:name="T35" style:family="text">
      <style:text-properties fo:font-weight="normal" officeooo:rsid="0017819c" style:font-weight-asian="normal" style:font-name-complex="Arial" style:font-weight-complex="normal"/>
    </style:style>
    <style:style style:name="T36" style:family="text">
      <style:text-properties style:font-style-complex="italic"/>
    </style:style>
    <style:style style:name="T37" style:family="text">
      <style:text-properties officeooo:rsid="000cbbc4" style:font-style-complex="italic"/>
    </style:style>
    <style:style style:name="T38" style:family="text">
      <style:text-properties officeooo:rsid="000e3174" style:font-style-complex="italic"/>
    </style:style>
    <style:style style:name="T39" style:family="text">
      <style:text-properties officeooo:rsid="001011c1" style:font-style-complex="italic"/>
    </style:style>
    <style:style style:name="T40" style:family="text">
      <style:text-properties officeooo:rsid="0011b45c" style:font-style-complex="italic"/>
    </style:style>
    <style:style style:name="T41" style:family="text">
      <style:text-properties officeooo:rsid="00195ec4" style:font-style-complex="italic"/>
    </style:style>
    <style:style style:name="T42" style:family="text">
      <style:text-properties officeooo:rsid="001ad576" style:font-style-complex="italic"/>
    </style:style>
    <style:style style:name="T43" style:family="text">
      <style:text-properties officeooo:rsid="001d706c" style:font-style-complex="italic"/>
    </style:style>
    <style:style style:name="T44" style:family="text">
      <style:text-properties officeooo:rsid="001df093" style:font-style-complex="italic"/>
    </style:style>
    <style:style style:name="T45" style:family="text">
      <style:text-properties officeooo:rsid="0024569f" style:font-style-complex="italic"/>
    </style:style>
    <style:style style:name="T46" style:family="text">
      <style:text-properties officeooo:rsid="00250d3a" style:font-style-complex="italic"/>
    </style:style>
    <style:style style:name="T47" style:family="text">
      <style:text-properties officeooo:rsid="0027f15b" style:font-style-complex="italic"/>
    </style:style>
    <style:style style:name="T48" style:family="text">
      <style:text-properties officeooo:rsid="000cbbc4"/>
    </style:style>
    <style:style style:name="T49" style:family="text">
      <style:text-properties officeooo:rsid="000e3174"/>
    </style:style>
    <style:style style:name="T50" style:family="text">
      <style:text-properties officeooo:rsid="0011e4bc"/>
    </style:style>
    <style:style style:name="T51" style:family="text">
      <style:text-properties fo:color="#000000"/>
    </style:style>
    <style:style style:name="T52" style:family="text">
      <style:text-properties officeooo:rsid="0017819c"/>
    </style:style>
    <style:style style:name="T53" style:family="text">
      <style:text-properties officeooo:rsid="00195ec4"/>
    </style:style>
    <style:style style:name="T54" style:family="text">
      <style:text-properties officeooo:rsid="001b3b4b"/>
    </style:style>
    <style:style style:name="T55" style:family="text">
      <style:text-properties officeooo:rsid="001be40f"/>
    </style:style>
    <style:style style:name="T56" style:family="text">
      <style:text-properties officeooo:rsid="001d706c"/>
    </style:style>
    <style:style style:name="T57" style:family="text">
      <style:text-properties officeooo:rsid="0011e4bc" style:font-weight-complex="bold"/>
    </style:style>
    <style:style style:name="T58" style:family="text">
      <style:text-properties officeooo:rsid="0021a676" style:font-weight-complex="bold"/>
    </style:style>
    <style:style style:name="T59" style:family="text">
      <style:text-properties officeooo:rsid="0024569f"/>
    </style:style>
    <style:style style:name="T60" style:family="text">
      <style:text-properties officeooo:rsid="0027f15b"/>
    </style:style>
    <style:style style:name="T61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<text:bookmark-start text:name="nomeSistema"/><text:span text:style-name="T2">Sistema Gerenciador de Filas - </text:span><text:bookmark-end text:name="nomeSistema"/><text:span text:style-name="T2">CPGQueu</text:span><text:span text:style-name="T3">e</text:span></text:h>
      <text:h text:style-name="P115" text:outline-level="1"><text:bookmark-start text:name="nomeDocumento"/>Documento de <text:span text:style-name="T16">Requisitos</text:span> <text:bookmark-end text:name="nomeDocumento"/></text:h>
      <text:p text:style-name="P58"/>
      <text:h text:style-name="P116" text:outline-level="1"><text:bookmark-start text:name="versao"/></text:h>
      <text:p text:style-name="P3"><text:bookmark-end text:name="versao"/></text:p>
      <text:p text:style-name="P4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p text:style-name="P9"><text:soft-page-break/>Histórico de Alteraçõ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4">Data</text:p>
          </table:table-cell>
          <table:table-cell table:style-name="Table7.A1" office:value-type="string">
            <text:p text:style-name="P63">Versão</text:p>
          </table:table-cell>
          <table:table-cell table:style-name="Table7.A1" office:value-type="string">
            <text:p text:style-name="P63">Descrição</text:p>
          </table:table-cell>
          <table:table-cell table:style-name="Table7.D1" office:value-type="string">
            <text:p text:style-name="P66">Autor<text:span text:style-name="T1">(es)</text:span></text:p>
          </table:table-cell>
        </table:table-row>
        <table:table-row table:style-name="Table7.1">
          <table:table-cell table:style-name="Table7.A3" office:value-type="string">
            <text:p text:style-name="P53">25/10/2016</text:p>
          </table:table-cell>
          <table:table-cell table:style-name="Table7.B3" office:value-type="string">
            <text:p text:style-name="P62">1.1</text:p>
          </table:table-cell>
          <table:table-cell table:style-name="Table7.C3" office:value-type="string">
            <text:p text:style-name="P62">Remoção de requisitos não funcionais e modificação das regras de negócio</text:p>
          </table:table-cell>
          <table:table-cell table:style-name="Table7.D3" office:value-type="string">
            <text:p text:style-name="P65">João Bastista, Cecília Assis e Vinicius Resende</text:p>
          </table:table-cell>
        </table:table-row>
        <table:table-row table:style-name="Table7.1">
          <table:table-cell table:style-name="Table7.A3" office:value-type="string">
            <text:p text:style-name="P52">22/10/2016</text:p>
          </table:table-cell>
          <table:table-cell table:style-name="Table7.B3" office:value-type="string">
            <text:p text:style-name="P61">1.0</text:p>
          </table:table-cell>
          <table:table-cell table:style-name="Table7.C3" office:value-type="string">
            <text:p text:style-name="P61">Adição de regras de negócio <text:span text:style-name="T50">e requisitos não funcionais</text:span></text:p>
          </table:table-cell>
          <table:table-cell table:style-name="Table7.D3" office:value-type="string">
            <text:p text:style-name="P64">Cecília Assis e Vinícius Resende</text:p>
          </table:table-cell>
        </table:table-row>
        <table:table-row table:style-name="Table7.1">
          <table:table-cell table:style-name="Table7.A4" office:value-type="string">
            <text:p text:style-name="P51">2<text:span text:style-name="T16">0</text:span>/<text:span text:style-name="T16">10</text:span>/2016</text:p>
          </table:table-cell>
          <table:table-cell table:style-name="Table7.B4" office:value-type="string">
            <text:p text:style-name="P61">0.0</text:p>
          </table:table-cell>
          <table:table-cell table:style-name="Table7.C4" office:value-type="string">
            <text:p text:style-name="P61">Criação do Documento</text:p>
          </table:table-cell>
          <table:table-cell table:style-name="Table7.D4" office:value-type="string">
            <text:p text:style-name="P64">Cecília Assis e Vinícius Resende</text:p>
          </table:table-cell>
        </table:table-row>
      </table:table>
      <text:h text:style-name="P126" text:outline-level="1" text:is-list-header="true"/>
      <text:h text:style-name="P126" text:outline-level="1">Introdução</text:h>
      <text:h text:style-name="P118" text:outline-level="2">Convenções, termos e abreviações</text:h>
      <text:p text:style-name="P46">A correta interpretação deste documento exige o conhecimento de algumas convenções e termos específicos que são descritos a seguir.</text:p>
      <text:list xml:id="list8360821078870001693" text:style-name="L1">
        <text:list-header>
          <text:p text:style-name="P104"/>
        </text:list-header>
      </text:list>
      <text:h text:style-name="P122" text:outline-level="3">Identificação dos requisitos</text:h>
      <text:p text:style-name="P55"><text:tab/>Por convenção, a referência a requisitos <text:span text:style-name="T52">funcionais</text:span> é feita através do nome da subseção onde eles estão descritos, seguidos do identificador do requisito <text:span text:style-name="T52">funcional</text:span>, de acordo com a especificação a seguir:</text:p>
      <text:p text:style-name="P6">[<text:span text:style-name="T13">nome da subseção. identificador do requisito</text:span>]</text:p>
      <text:p text:style-name="P6"/>
      <text:p text:style-name="P37">Por exemplo, o requisito funcional [<text:span text:style-name="T52">Cadastro</text:span>.RF0<text:span text:style-name="T52">01</text:span>] deve estar descrito em uma subseção chamada “<text:span text:style-name="T52">Cadastro</text:span>”, em um bloco identificado pelo número [RF0<text:span text:style-name="T52">01</text:span>]. </text:p>
      <text:p text:style-name="P37"/>
      <text:p text:style-name="P37">Já<text:span text:style-name="T34"> a referência a</text:span><text:span text:style-name="T35"> os requisitos não-funcionais</text:span><text:span text:style-name="T34"> é feita através do identificador do requisito </text:span><text:span text:style-name="T35">não-funcional</text:span><text:span text:style-name="T34">, de acordo com a especificação a seguir:</text:span></text:p>
      <text:p text:style-name="P37"/>
      <text:p text:style-name="P38">[<text:span text:style-name="T13">identificador do requisito </text:span><text:span text:style-name="T14">não-funcional</text:span>]</text:p>
      <text:p text:style-name="P38"/>
      <text:p text:style-name="P37">Por exemplo, o requisito <text:span text:style-name="T52">não-</text:span>funcional [R<text:span text:style-name="T52">N</text:span>F0<text:span text:style-name="T52">01</text:span>] deve estar descrito em um bloco identificado pelo número [R<text:span text:style-name="T52">N</text:span>F0<text:span text:style-name="T52">01</text:span>]. </text:p>
      <text:p text:style-name="P37"/>
      <text:p text:style-name="P56">Os requisitos devem ser identificados com um identificador único. A numeração inicia com o identificador [RF001] ou [<text:span text:style-name="T52">R</text:span>NF001] e prossegue sendo incrementada à medida que forem surgindo novos requisitos.</text:p>
      <text:p text:style-name="P56"/>
      <text:h text:style-name="P123" text:outline-level="3">Prioridade dos requisitos</text:h>
      <text:p text:style-name="P5">Para estabelecer a prioridade dos requisitos, foram adotadas as denominações “<text:span text:style-name="T31">crítico</text:span>”, “importante” e “<text:span text:style-name="T31">útil</text:span>”. </text:p>
      <text:list xml:id="list2157230282980429542" text:style-name="WW8Num3">
        <text:list-item>
          <text:p text:style-name="P129"><text:span text:style-name="T18">Crítico</text:span> é o requisito sem o qual o sistema não entra em funcionamento. Requisitos <text:span text:style-name="T31">críticos</text:span> são requisitos imprescindíveis, que têm que ser implementados impreterivelmente.</text:p>
        </text:list-item>
        <text:list-item>
          <text:p text:style-name="P129"><text:span text:style-name="T17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29"><text:span text:style-name="T19">Útil</text:span><text:span text:style-name="T32"> é o requisito que não compromete as funcionalidades básicas do sistema, isto é, o sistema pode funcionar de forma satisfatória sem ele. Requisitos </text:span><text:span text:style-name="T33">úteis</text:span><text:span text:style-name="T32"> podem ser deixados para versões posteriores do sistema, caso não haja tempo hábil para implementá-los na versão que está sendo especificada.</text:span></text:p>
        </text:list-item>
      </text:list>
      <text:p text:style-name="P7"><text:bookmark-start text:name="_Ref66161547"/><text:bookmark-start text:name="_Ref66161552"/><text:soft-page-break/></text:p>
      <text:h text:style-name="P117" text:outline-level="2">Referências<text:bookmark-end text:name="_Ref66161547"/><text:bookmark-end text:name="_Ref66161552"/></text:h>
      <text:p text:style-name="P67">Este documento poderá ser complementado ao ter em mãos os documentos descritos:</text:p>
      <text:h text:style-name="P124" text:outline-level="3">Diagrama de Caso de Uso</text:h>
      <text:p text:style-name="P59">Elucida casos de uso utilizados no projeto.</text:p>
      <text:h text:style-name="P124" text:outline-level="3">Diagrama de Classes</text:h>
      <text:p text:style-name="P44">Esclarece as funcionalidades do software e comunicação entre os componentes deste. Facilitação dos termos técnicos. </text:p>
      <text:p text:style-name="P8"/>
      <text:h text:style-name="P125" text:outline-level="1">Visão Geral do Produto</text:h>
      <text:h text:style-name="P117" text:outline-level="2"><text:bookmark-start text:name="_Ref180984332"/>Perspectiva do Produto<text:bookmark-end text:name="_Ref180984332"/></text:h>
      <text:p text:style-name="P47"><text:span text:style-name="T12"><text:s text:c="2"/></text:span><text:span text:style-name="T11">Sua finalidade é agilizar o processo de espera em filas de uma organização, além de ter um maior controle sobre os estados dos fluxos.</text:span></text:p>
      <text:p text:style-name="P48"/>
      <text:h text:style-name="P125" text:outline-level="1">Re<text:span text:style-name="T31">quisitos funcionais </text:span></text:h>
      <text:h text:style-name="P119" text:outline-level="2">Manter usuário</text:h>
      <text:p text:style-name="P92">[RF001] Cadastrar usuário</text:p>
      <text:p text:style-name="P10"><text:span text:style-name="T17">Descrição do caso de uso: </text:span>Este caso de uso permite <text:span text:style-name="T54">o cadastro do usuário no</text:span> sistema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68"><text:span text:style-name="T17">Prioridade</text:span>:</text:p>
          </table:table-cell>
          <table:table-cell table:style-name="Table1.A1" office:value-type="string">
            <text:p text:style-name="P69"></text:p>
          </table:table-cell>
          <table:table-cell table:style-name="Table1.A1" office:value-type="string">
            <text:p text:style-name="P80">Crítico</text:p>
          </table:table-cell>
          <table:table-cell table:style-name="Table1.A1" office:value-type="string">
            <text:p text:style-name="P69"></text:p>
          </table:table-cell>
          <table:table-cell table:style-name="Table1.A1" office:value-type="string">
            <text:p text:style-name="P86">Importante</text:p>
          </table:table-cell>
          <table:table-cell table:style-name="Table1.A1" office:value-type="string">
            <text:p text:style-name="P69"></text:p>
          </table:table-cell>
          <table:table-cell table:style-name="Table1.A1" office:value-type="string">
            <text:p text:style-name="P80">Útil</text:p>
          </table:table-cell>
        </table:table-row>
      </table:table>
      <text:p text:style-name="P24"><text:span text:style-name="T17">Entradas e pré-condições</text:span>: <text:span text:style-name="T31">Dados do usuário</text:span>.</text:p>
      <text:p text:style-name="P25"/>
      <text:p text:style-name="P24"><text:span text:style-name="T17">Saídas e pós-condição</text:span>: Um <text:span text:style-name="T31">u</text:span>suário é cadastrado no sistema.</text:p>
      <text:p text:style-name="P92">[RF002] Consultar usuário</text:p>
      <text:p text:style-name="P10"><text:span text:style-name="T17">Descrição do caso de uso: </text:span>Este caso de uso permite <text:span text:style-name="T31">realizar a consulta dos dados do usuário</text:span>.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68"><text:span text:style-name="T17">Prioridade</text:span>:</text:p>
          </table:table-cell>
          <table:table-cell table:style-name="Table2.A1" office:value-type="string">
            <text:p text:style-name="P69"></text:p>
          </table:table-cell>
          <table:table-cell table:style-name="Table2.A1" office:value-type="string">
            <text:p text:style-name="P80">Crítico</text:p>
          </table:table-cell>
          <table:table-cell table:style-name="Table2.A1" office:value-type="string">
            <text:p text:style-name="P69"></text:p>
          </table:table-cell>
          <table:table-cell table:style-name="Table2.A1" office:value-type="string">
            <text:p text:style-name="P86">Importante</text:p>
          </table:table-cell>
          <table:table-cell table:style-name="Table2.A1" office:value-type="string">
            <text:p text:style-name="P69"></text:p>
          </table:table-cell>
          <table:table-cell table:style-name="Table2.A1" office:value-type="string">
            <text:p text:style-name="P80">Útil</text:p>
          </table:table-cell>
        </table:table-row>
      </table:table>
      <text:p text:style-name="P24"><text:span text:style-name="T17">Entradas e pré-condições</text:span>: <text:span text:style-name="T31">Usuário a ser consultado</text:span>.</text:p>
      <text:p text:style-name="P25"/>
      <text:p text:style-name="P24"><text:span text:style-name="T17">Saídas e pós-condição</text:span>: <text:span text:style-name="T48">Dados do usuário.</text:span></text:p>
      <text:p text:style-name="P93"><text:span text:style-name="T36">[RF00</text:span><text:span text:style-name="T37">3</text:span><text:span text:style-name="T36">] </text:span><text:span text:style-name="T37">Editar usuário<text:tab/></text:span></text:p>
      <text:p text:style-name="P11"><text:span text:style-name="T17">Descrição do caso de uso: </text:span>Este caso de uso permite <text:span text:style-name="T48">alterar os dados do usuário</text:span>.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75"><text:span text:style-name="T17">Prioridade</text:span>:</text:p>
          </table:table-cell>
          <table:table-cell table:style-name="Table3.A1" office:value-type="string">
            <text:p text:style-name="P70"></text:p>
          </table:table-cell>
          <table:table-cell table:style-name="Table3.A1" office:value-type="string">
            <text:p text:style-name="P81">Crítico</text:p>
          </table:table-cell>
          <table:table-cell table:style-name="Table3.A1" office:value-type="string">
            <text:p text:style-name="P70"></text:p>
          </table:table-cell>
          <table:table-cell table:style-name="Table3.A1" office:value-type="string">
            <text:p text:style-name="P87">Importante</text:p>
          </table:table-cell>
          <table:table-cell table:style-name="Table3.A1" office:value-type="string">
            <text:p text:style-name="P70"></text:p>
          </table:table-cell>
          <table:table-cell table:style-name="Table3.A1" office:value-type="string">
            <text:p text:style-name="P81">Útil</text:p>
          </table:table-cell>
        </table:table-row>
      </table:table>
      <text:p text:style-name="P31"><text:span text:style-name="T17">Entradas e pré-condições</text:span>: <text:span text:style-name="T31">Usuário a ser alterado</text:span>.</text:p>
      <text:p text:style-name="P26"/>
      <text:p text:style-name="P49"><text:span text:style-name="T17">Saídas e pós-condição</text:span>: <text:span text:style-name="T48">Dados editados do usuário.</text:span></text:p>
      <text:p text:style-name="P93"><text:soft-page-break/><text:span text:style-name="T36">[RF00</text:span><text:span text:style-name="T37">4</text:span><text:span text:style-name="T36">] </text:span><text:span text:style-name="T37">Excluir usuário<text:tab/></text:span></text:p>
      <text:p text:style-name="P11"><text:span text:style-name="T17">Descrição do caso de uso: </text:span>Este caso de uso permite <text:span text:style-name="T48">excluir o usuário</text:span>.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office:value-type="string">
            <text:p text:style-name="P75"><text:span text:style-name="T17">Prioridade</text:span>:</text:p>
          </table:table-cell>
          <table:table-cell table:style-name="Table4.A1" office:value-type="string">
            <text:p text:style-name="P70"></text:p>
          </table:table-cell>
          <table:table-cell table:style-name="Table4.A1" office:value-type="string">
            <text:p text:style-name="P81">Crítico</text:p>
          </table:table-cell>
          <table:table-cell table:style-name="Table4.A1" office:value-type="string">
            <text:p text:style-name="P70"></text:p>
          </table:table-cell>
          <table:table-cell table:style-name="Table4.A1" office:value-type="string">
            <text:p text:style-name="P87">Importante</text:p>
          </table:table-cell>
          <table:table-cell table:style-name="Table4.A1" office:value-type="string">
            <text:p text:style-name="P70"></text:p>
          </table:table-cell>
          <table:table-cell table:style-name="Table4.A1" office:value-type="string">
            <text:p text:style-name="P81">Útil</text:p>
          </table:table-cell>
        </table:table-row>
      </table:table>
      <text:p text:style-name="P31"><text:span text:style-name="T17">Entradas e pré-condições</text:span>: <text:span text:style-name="T31">Usuário a ser excluído</text:span>.</text:p>
      <text:p text:style-name="P26"/>
      <text:p text:style-name="P49"><text:span text:style-name="T17">Saídas e pós-condição</text:span>:<text:span text:style-name="T48">.</text:span></text:p>
      <text:p text:style-name="P49"/>
      <text:p text:style-name="P94"><text:span text:style-name="T36">[RF0</text:span><text:span text:style-name="T46">05</text:span><text:span text:style-name="T36">] </text:span><text:span text:style-name="T47">Consultar</text:span><text:span text:style-name="T45"> posição na fila</text:span></text:p>
      <text:p text:style-name="P12"><text:span text:style-name="T17">Descrição do caso de uso: </text:span>Este caso de uso <text:span text:style-name="T49">permite ao usuário saber sua localização na fila.</text:span></text:p>
      <text:p text:style-name="P2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office:value-type="string">
            <text:p text:style-name="P76"><text:span text:style-name="T17">Prioridade</text:span>:</text:p>
          </table:table-cell>
          <table:table-cell table:style-name="Table13.A1" office:value-type="string">
            <text:p text:style-name="P71"></text:p>
          </table:table-cell>
          <table:table-cell table:style-name="Table13.A1" office:value-type="string">
            <text:p text:style-name="P82">Crítico</text:p>
          </table:table-cell>
          <table:table-cell table:style-name="Table13.A1" office:value-type="string">
            <text:p text:style-name="P71"></text:p>
          </table:table-cell>
          <table:table-cell table:style-name="Table13.A1" office:value-type="string">
            <text:p text:style-name="P88">Importante</text:p>
          </table:table-cell>
          <table:table-cell table:style-name="Table13.A1" office:value-type="string">
            <text:p text:style-name="P71"></text:p>
          </table:table-cell>
          <table:table-cell table:style-name="Table13.A1" office:value-type="string">
            <text:p text:style-name="P82">Útil</text:p>
          </table:table-cell>
        </table:table-row>
      </table:table>
      <text:p text:style-name="P32"><text:span text:style-name="T17">Entradas e pré-condições</text:span>: <text:span text:style-name="T59">Usuário</text:span>.</text:p>
      <text:p text:style-name="P27"/>
      <text:p text:style-name="P50"><text:span text:style-name="T17">Saídas e pós-condição</text:span>: <text:span text:style-name="T59">Posição na fila.</text:span></text:p>
      <text:p text:style-name="P49"/>
      <text:h text:style-name="P120" text:outline-level="2">Manter <text:span text:style-name="T53">fila</text:span></text:h>
      <text:p text:style-name="P93"><text:span text:style-name="T36">[RF00</text:span><text:span text:style-name="T46">6</text:span><text:span text:style-name="T36">] </text:span><text:span text:style-name="T37">Inserir</text:span><text:span text:style-name="T36"> usuário </text:span><text:span text:style-name="T37">na fila</text:span></text:p>
      <text:p text:style-name="P11"><text:span text:style-name="T17">Descrição do caso de uso: </text:span>Este caso de uso permite que o usuário <text:span text:style-name="T31">seja inserido na fila do sistema</text:span>.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75"><text:span text:style-name="T17">Prioridade</text:span>:</text:p>
          </table:table-cell>
          <table:table-cell table:style-name="Table5.A1" office:value-type="string">
            <text:p text:style-name="P70"></text:p>
          </table:table-cell>
          <table:table-cell table:style-name="Table5.A1" office:value-type="string">
            <text:p text:style-name="P81">Crítico</text:p>
          </table:table-cell>
          <table:table-cell table:style-name="Table5.A1" office:value-type="string">
            <text:p text:style-name="P70"></text:p>
          </table:table-cell>
          <table:table-cell table:style-name="Table5.A1" office:value-type="string">
            <text:p text:style-name="P87">Importante</text:p>
          </table:table-cell>
          <table:table-cell table:style-name="Table5.A1" office:value-type="string">
            <text:p text:style-name="P70"></text:p>
          </table:table-cell>
          <table:table-cell table:style-name="Table5.A1" office:value-type="string">
            <text:p text:style-name="P81">Útil</text:p>
          </table:table-cell>
        </table:table-row>
      </table:table>
      <text:p text:style-name="P31"><text:span text:style-name="T17">Entradas e pré-condições</text:span>: <text:span text:style-name="T31">Dados do usuário e quantidade de pessoas que o acompanham</text:span>.</text:p>
      <text:p text:style-name="P26"/>
      <text:p text:style-name="P31"><text:span text:style-name="T17">Saídas e pós-condição</text:span>: <text:span text:style-name="T48">Um usuário é inserido na fila do sistema.</text:span></text:p>
      <text:p text:style-name="P93"><text:span text:style-name="T36">[RF00</text:span><text:span text:style-name="T46">7</text:span><text:span text:style-name="T36">] </text:span><text:span text:style-name="T37">Remover usuário da fila</text:span></text:p>
      <text:p text:style-name="P11"><text:span text:style-name="T17">Descrição do caso de uso: </text:span>Este caso de uso <text:span text:style-name="T49">permite que o usuário seja removido da fila do sistema</text:span>.</text:p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75"><text:span text:style-name="T17">Prioridade</text:span>:</text:p>
          </table:table-cell>
          <table:table-cell table:style-name="Table8.A1" office:value-type="string">
            <text:p text:style-name="P72"></text:p>
          </table:table-cell>
          <table:table-cell table:style-name="Table8.A1" office:value-type="string">
            <text:p text:style-name="P81">Crítico</text:p>
          </table:table-cell>
          <table:table-cell table:style-name="Table8.A1" office:value-type="string">
            <text:p text:style-name="P72"></text:p>
          </table:table-cell>
          <table:table-cell table:style-name="Table8.A1" office:value-type="string">
            <text:p text:style-name="P87">Importante</text:p>
          </table:table-cell>
          <table:table-cell table:style-name="Table8.A1" office:value-type="string">
            <text:p text:style-name="P70"></text:p>
          </table:table-cell>
          <table:table-cell table:style-name="Table8.A1" office:value-type="string">
            <text:p text:style-name="P81">Útil</text:p>
          </table:table-cell>
        </table:table-row>
      </table:table>
      <text:p text:style-name="P31"><text:span text:style-name="T17">Entradas e pré-condições</text:span>: <text:span text:style-name="T48">Dados do usuário</text:span>.</text:p>
      <text:p text:style-name="P26"/>
      <text:p text:style-name="P31"><text:span text:style-name="T17">Saídas e pós-condição</text:span>: <text:span text:style-name="T48">Local vago na fila.</text:span></text:p>
      <text:p text:style-name="P95"><text:span text:style-name="T36">[RF00</text:span><text:span text:style-name="T46">8</text:span><text:span text:style-name="T36">] </text:span><text:span text:style-name="T41">Consultar fila</text:span></text:p>
      <text:p text:style-name="P13"><text:span text:style-name="T17">Descrição do caso de uso: </text:span>Este caso de uso <text:span text:style-name="T49">permite que as características da fila sejam consultada</text:span>.</text:p>
      <text:p text:style-name="P2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77"><text:span text:style-name="T17">Prioridade</text:span>:</text:p>
          </table:table-cell>
          <table:table-cell table:style-name="Table15.A1" office:value-type="string">
            <text:p text:style-name="P73"></text:p>
          </table:table-cell>
          <table:table-cell table:style-name="Table15.A1" office:value-type="string">
            <text:p text:style-name="P83">Crítico</text:p>
          </table:table-cell>
          <table:table-cell table:style-name="Table15.A1" office:value-type="string">
            <text:p text:style-name="P73"></text:p>
          </table:table-cell>
          <table:table-cell table:style-name="Table15.A1" office:value-type="string">
            <text:p text:style-name="P89">Importante</text:p>
          </table:table-cell>
          <table:table-cell table:style-name="Table15.A1" office:value-type="string">
            <text:p text:style-name="P73"></text:p>
          </table:table-cell>
          <table:table-cell table:style-name="Table15.A1" office:value-type="string">
            <text:p text:style-name="P83">Útil</text:p>
          </table:table-cell>
        </table:table-row>
      </table:table>
      <text:p text:style-name="P33"><text:span text:style-name="T17">Entradas e pré-condições</text:span>: <text:span text:style-name="T48">Dados da fila</text:span>.</text:p>
      <text:p text:style-name="P28"/>
      <text:p text:style-name="P33"><text:soft-page-break/><text:span text:style-name="T17">Saídas e pós-condição</text:span>: <text:s/><text:span text:style-name="T48">Dados da fila.</text:span></text:p>
      <text:p text:style-name="P33"/>
      <text:h text:style-name="P121" text:outline-level="2">Emitir <text:span text:style-name="T55">R</text:span>elatório<text:span text:style-name="T60">s</text:span></text:h>
      <text:p text:style-name="P96"><text:span text:style-name="T36">[RF00</text:span><text:span text:style-name="T41">9</text:span><text:span text:style-name="T36">] </text:span><text:span text:style-name="T38">Emitir relatório</text:span><text:span text:style-name="T42">s</text:span><text:span text:style-name="T38"> analítico</text:span><text:span text:style-name="T42">s</text:span></text:p>
      <text:p text:style-name="P14"><text:span text:style-name="T17">Descrição do caso de uso: </text:span>Este caso de uso <text:span text:style-name="T49">permite que relatórios quanto o tempo de espera, usuários atendidos e afins sejam emitidos</text:span>.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office:value-type="string">
            <text:p text:style-name="P78"><text:span text:style-name="T17">Prioridade</text:span>:</text:p>
          </table:table-cell>
          <table:table-cell table:style-name="Table9.A1" office:value-type="string">
            <text:p text:style-name="P72"></text:p>
          </table:table-cell>
          <table:table-cell table:style-name="Table9.A1" office:value-type="string">
            <text:p text:style-name="P84">Crítico</text:p>
          </table:table-cell>
          <table:table-cell table:style-name="Table9.A1" office:value-type="string">
            <text:p text:style-name="P72"></text:p>
          </table:table-cell>
          <table:table-cell table:style-name="Table9.A1" office:value-type="string">
            <text:p text:style-name="P90">Importante</text:p>
          </table:table-cell>
          <table:table-cell table:style-name="Table9.A1" office:value-type="string">
            <text:p text:style-name="P72"></text:p>
          </table:table-cell>
          <table:table-cell table:style-name="Table9.A1" office:value-type="string">
            <text:p text:style-name="P84">Útil</text:p>
          </table:table-cell>
        </table:table-row>
      </table:table>
      <text:p text:style-name="P34"><text:span text:style-name="T17">Entradas e pré-condições</text:span>:.</text:p>
      <text:p text:style-name="P29"/>
      <text:p text:style-name="P34"><text:span text:style-name="T17">Saídas e pós-condição</text:span>: <text:span text:style-name="T49">Relatórios.</text:span></text:p>
      <text:p text:style-name="P34"/>
      <text:h text:style-name="P121" text:outline-level="2">Manter <text:span text:style-name="T55">M</text:span>esa</text:h>
      <text:p text:style-name="P96"><text:span text:style-name="T36">[RF0</text:span><text:span text:style-name="T46">10</text:span><text:span text:style-name="T36">] </text:span><text:span text:style-name="T38">Cadastrar mesa</text:span></text:p>
      <text:p text:style-name="P14"><text:span text:style-name="T17">Descrição do caso de uso: </text:span>Este caso de uso <text:span text:style-name="T49">permite que uma nova mesa seja cadastrada.</text:span></text:p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row table:style-name="Table10.1">
          <table:table-cell table:style-name="Table10.A1" office:value-type="string">
            <text:p text:style-name="P78"><text:span text:style-name="T17">Prioridade</text:span>:</text:p>
          </table:table-cell>
          <table:table-cell table:style-name="Table10.A1" office:value-type="string">
            <text:p text:style-name="P72"></text:p>
          </table:table-cell>
          <table:table-cell table:style-name="Table10.A1" office:value-type="string">
            <text:p text:style-name="P84">Crítico</text:p>
          </table:table-cell>
          <table:table-cell table:style-name="Table10.A1" office:value-type="string">
            <text:p text:style-name="P72"></text:p>
          </table:table-cell>
          <table:table-cell table:style-name="Table10.A1" office:value-type="string">
            <text:p text:style-name="P90">Importante</text:p>
          </table:table-cell>
          <table:table-cell table:style-name="Table10.A1" office:value-type="string">
            <text:p text:style-name="P72"></text:p>
          </table:table-cell>
          <table:table-cell table:style-name="Table10.A1" office:value-type="string">
            <text:p text:style-name="P84">Útil</text:p>
          </table:table-cell>
        </table:table-row>
      </table:table>
      <text:p text:style-name="P34"><text:span text:style-name="T17">Entradas e pré-condições</text:span>:.</text:p>
      <text:p text:style-name="P29"/>
      <text:p text:style-name="P34"><text:span text:style-name="T17">Saídas e pós-condição</text:span>: <text:span text:style-name="T49">Nova mesa cadastrada.</text:span></text:p>
      <text:p text:style-name="P34"/>
      <text:p text:style-name="P100"><text:span text:style-name="T23">[RF00</text:span><text:span text:style-name="T27">1</text:span><text:span text:style-name="T29">1</text:span><text:span text:style-name="T23">] </text:span><text:span text:style-name="T26">Consultar ocupação da mesa</text:span></text:p>
      <text:p text:style-name="P14"><text:span text:style-name="T17">Descrição do caso de uso: </text:span>Este caso de uso <text:span text:style-name="T49">permite que uma mesa seja consultada quanto a sua ocupação.</text:span></text:p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office:value-type="string">
            <text:p text:style-name="P78"><text:span text:style-name="T17">Prioridade</text:span>:</text:p>
          </table:table-cell>
          <table:table-cell table:style-name="Table11.A1" office:value-type="string">
            <text:p text:style-name="P72"></text:p>
          </table:table-cell>
          <table:table-cell table:style-name="Table11.A1" office:value-type="string">
            <text:p text:style-name="P84">Crítico</text:p>
          </table:table-cell>
          <table:table-cell table:style-name="Table11.A1" office:value-type="string">
            <text:p text:style-name="P72"></text:p>
          </table:table-cell>
          <table:table-cell table:style-name="Table11.A1" office:value-type="string">
            <text:p text:style-name="P90">Importante</text:p>
          </table:table-cell>
          <table:table-cell table:style-name="Table11.A1" office:value-type="string">
            <text:p text:style-name="P72"></text:p>
          </table:table-cell>
          <table:table-cell table:style-name="Table11.A1" office:value-type="string">
            <text:p text:style-name="P84">Útil</text:p>
          </table:table-cell>
        </table:table-row>
      </table:table>
      <text:p text:style-name="P34"><text:span text:style-name="T17">Entradas e pré-condições</text:span>: <text:span text:style-name="T49">Identificação da mesa</text:span>.</text:p>
      <text:p text:style-name="P29"/>
      <text:p text:style-name="P34"><text:span text:style-name="T17">Saídas e pós-condição</text:span>: <text:span text:style-name="T49">Status de disponibilidade mesa.</text:span></text:p>
      <text:p text:style-name="P99"><text:span text:style-name="T36">[RF0</text:span><text:span text:style-name="T38">1</text:span><text:span text:style-name="T46">2</text:span><text:span text:style-name="T36">] </text:span><text:span text:style-name="T38">Alterar </text:span><text:span text:style-name="T39">disponibilidade da</text:span><text:span text:style-name="T38"> mesa</text:span></text:p>
      <text:p text:style-name="P14"><text:span text:style-name="T17">Descrição do caso de uso: </text:span>Este caso de uso <text:span text:style-name="T49">permite que a disponibilidade da mesa seja alterada, enquanto alocada ou não.</text:span></text:p>
      <text:p text:style-name="P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able:table-row table:style-name="Table12.1">
          <table:table-cell table:style-name="Table12.A1" office:value-type="string">
            <text:p text:style-name="P78"><text:span text:style-name="T17">Prioridade</text:span>:</text:p>
          </table:table-cell>
          <table:table-cell table:style-name="Table12.A1" office:value-type="string">
            <text:p text:style-name="P72"></text:p>
          </table:table-cell>
          <table:table-cell table:style-name="Table12.A1" office:value-type="string">
            <text:p text:style-name="P84">Crítico</text:p>
          </table:table-cell>
          <table:table-cell table:style-name="Table12.A1" office:value-type="string">
            <text:p text:style-name="P72"></text:p>
          </table:table-cell>
          <table:table-cell table:style-name="Table12.A1" office:value-type="string">
            <text:p text:style-name="P90">Importante</text:p>
          </table:table-cell>
          <table:table-cell table:style-name="Table12.A1" office:value-type="string">
            <text:p text:style-name="P72"></text:p>
          </table:table-cell>
          <table:table-cell table:style-name="Table12.A1" office:value-type="string">
            <text:p text:style-name="P84">Útil</text:p>
          </table:table-cell>
        </table:table-row>
      </table:table>
      <text:p text:style-name="P34"><text:span text:style-name="T17">Entradas e pré-condições</text:span>: <text:span text:style-name="T49">Identificação da mesa</text:span>.</text:p>
      <text:p text:style-name="P29"/>
      <text:p text:style-name="P34"><text:span text:style-name="T17">Saídas e pós-condição</text:span>: <text:span text:style-name="T49">Status de disponibilidade mesa.</text:span></text:p>
      <text:p text:style-name="P97"><text:span text:style-name="T36">[RF0</text:span><text:span text:style-name="T38">1</text:span><text:span text:style-name="T46">3</text:span><text:span text:style-name="T36">] </text:span><text:span text:style-name="T43">Escolher quantidade de mesas disponíveis</text:span></text:p>
      <text:p text:style-name="P15"><text:span text:style-name="T17">Descrição do caso de uso: </text:span>Este caso de uso <text:span text:style-name="T49">permite escolher a quantidade de mesas que poderão </text:span><text:soft-page-break/><text:span text:style-name="T49">ser disponibilizadas.</text:span></text:p>
      <text:p text:style-name="P2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D"/>
        <table:table-column table:style-name="Table18.G"/>
        <table:table-row table:style-name="Table18.1">
          <table:table-cell table:style-name="Table18.A1" office:value-type="string">
            <text:p text:style-name="P79"><text:span text:style-name="T17">Prioridade</text:span>:</text:p>
          </table:table-cell>
          <table:table-cell table:style-name="Table18.A1" office:value-type="string">
            <text:p text:style-name="P74"></text:p>
          </table:table-cell>
          <table:table-cell table:style-name="Table18.A1" office:value-type="string">
            <text:p text:style-name="P85">Crítico</text:p>
          </table:table-cell>
          <table:table-cell table:style-name="Table18.A1" office:value-type="string">
            <text:p text:style-name="P74"></text:p>
          </table:table-cell>
          <table:table-cell table:style-name="Table18.A1" office:value-type="string">
            <text:p text:style-name="P91">Importante</text:p>
          </table:table-cell>
          <table:table-cell table:style-name="Table18.A1" office:value-type="string">
            <text:p text:style-name="P74"></text:p>
          </table:table-cell>
          <table:table-cell table:style-name="Table18.A1" office:value-type="string">
            <text:p text:style-name="P85">Útil</text:p>
          </table:table-cell>
        </table:table-row>
      </table:table>
      <text:p text:style-name="P35"><text:span text:style-name="T17">Entradas e pré-condições</text:span>: <text:span text:style-name="T56">Quantidade desejada</text:span>.</text:p>
      <text:p text:style-name="P30"/>
      <text:p text:style-name="P35"><text:span text:style-name="T17">Saídas e pós-condição</text:span>: <text:span text:style-name="T56">Lista de mesas disponíveis.</text:span></text:p>
      <text:p text:style-name="P39"/>
      <text:h text:style-name="P127" text:outline-level="1"><text:span text:style-name="T4">Re</text:span><text:span text:style-name="T5">quisitos não-funcionais </text:span></text:h>
      <text:p text:style-name="P45">O sistema deve utilizar os padrões de desenvolvimento, ferramentas de software e hardware adotados pela equipe do projeto. Serão descritos, a seguir, requisitos adicionais aos já utilizados.</text:p>
      <text:p text:style-name="P98"><text:span text:style-name="T36">[R</text:span><text:span text:style-name="T39">N</text:span><text:span text:style-name="T36">F0</text:span><text:span text:style-name="T40">0</text:span><text:span text:style-name="T44">1</text:span><text:span text:style-name="T36">] </text:span><text:span text:style-name="T39">Usabilidade</text:span></text:p>
      <text:list xml:id="list6375113335007116316" text:style-name="WW8Num12">
        <text:list-item>
          <text:list>
            <text:list-header>
              <text:p text:style-name="P110">O sistema deverá disponiblizar aos usuários: </text:p>
            </text:list-header>
            <text:list-item>
              <text:p text:style-name="P105">Interface amigável e compatível com os requisitos do usuário.</text:p>
            </text:list-item>
            <text:list-item>
              <text:p text:style-name="P108"><text:span text:style-name="T4">Ajuda via menu de Ajuda ao Usuário</text:span><text:span text:style-name="T15">.</text:span></text:p>
              <text:p text:style-name="P111">O usuário deverá dispoibilizar ao sistema:</text:p>
            </text:list-item>
            <text:list-item>
              <text:p text:style-name="P106">Permissão do uso do GPS do aparelho do usuário.</text:p>
            </text:list-item>
          </text:list>
        </text:list-item>
      </text:list>
      <text:p text:style-name="P98"><text:span text:style-name="T36">[R</text:span><text:span text:style-name="T39">N</text:span><text:span text:style-name="T36">F0</text:span><text:span text:style-name="T40">0</text:span><text:span text:style-name="T44">2</text:span><text:span text:style-name="T36">] </text:span><text:span text:style-name="T39">Suportabilidade/Ambiente</text:span></text:p>
      <text:list xml:id="list142318400904329" text:continue-numbering="true" text:style-name="WW8Num12">
        <text:list-item>
          <text:list>
            <text:list-header>
              <text:p text:style-name="P112">O sistema deverá permitir o acesso através do ambiente Internet da organização, quando necessário.</text:p>
            </text:list-header>
          </text:list>
        </text:list-item>
      </text:list>
      <text:p text:style-name="P98"><text:span text:style-name="T36">[R</text:span><text:span text:style-name="T39">N</text:span><text:span text:style-name="T36">F0</text:span><text:span text:style-name="T40">0</text:span><text:span text:style-name="T44">3</text:span><text:span text:style-name="T36">] </text:span><text:span text:style-name="T39">Confiabilidade</text:span></text:p>
      <text:p text:style-name="P57"><text:span text:style-name="T51">O sistema deve estar disponível diariamente, durante o horário de funcionamento da or</text:span>ganização.</text:p>
      <text:p text:style-name="P98"><text:span text:style-name="T36">[R</text:span><text:span text:style-name="T39">N</text:span><text:span text:style-name="T36">F0</text:span><text:span text:style-name="T40">0</text:span><text:span text:style-name="T44">4</text:span><text:span text:style-name="T36">]</text:span><text:span text:style-name="T39"> Segurança</text:span></text:p>
      <text:p text:style-name="P57"><text:span text:style-name="T4">Todo acesso à informação do sistema será controlad</text:span><text:span text:style-name="T7">a</text:span><text:span text:style-name="T4"> por perfil de usuário mediante autenticação, </text:span><text:span text:style-name="T10">logo é necessário que o usuário esteja logado no sistema usufruir de suas funcionalidades.</text:span></text:p>
      <text:p text:style-name="P98"><text:span text:style-name="T36">[R</text:span><text:span text:style-name="T39">N</text:span><text:span text:style-name="T36">F0</text:span><text:span text:style-name="T40">0</text:span><text:span text:style-name="T44">5</text:span><text:span text:style-name="T36">] </text:span><text:span text:style-name="T39">Documentação</text:span></text:p>
      <text:list xml:id="list3888995813943462990" text:style-name="L2">
        <text:list-item>
          <text:p text:style-name="P109"><text:span text:style-name="T4">Script de geração do WAR, JAR, </text:span><text:span text:style-name="T8">APK</text:span><text:span text:style-name="T4"> do CPGQueue.</text:span></text:p>
        </text:list-item>
        <text:list-item>
          <text:p text:style-name="P109"><text:span text:style-name="T4">Documentação da parte técnica por meio do JavaDoc, </text:span><text:span text:style-name="T8">NgDOC</text:span><text:span text:style-name="T4">.</text:span></text:p>
        </text:list-item>
        <text:list-item>
          <text:p text:style-name="P107">Script de geração do banco de dados do CPGQueue.</text:p>
        </text:list-item>
      </text:list>
      <text:p text:style-name="P16"/>
      <text:h text:style-name="P128" text:outline-level="1"><text:span text:style-name="T4">Re</text:span><text:span text:style-name="T6">gras de negócio</text:span></text:h>
      <text:p text:style-name="P113"><text:span text:style-name="T9">Uma regra de negócio é</text:span><text:span text:style-name="T6"> </text:span><text:span text:style-name="T4">a implementação do requisito.</text:span></text:p>
      <text:p text:style-name="P130"><text:span text:style-name="T36">[R</text:span><text:span text:style-name="T39">N</text:span><text:span text:style-name="T40">001</text:span><text:span text:style-name="T36">]</text:span></text:p>
      <text:p text:style-name="P36"><text:span text:style-name="T53">O sistema s</text:span>ó pode <text:span text:style-name="T53">ser utilizado</text:span> no raio da loja.</text:p>
      <text:p text:style-name="P101"><text:span text:style-name="T23">[R</text:span><text:span text:style-name="T24">N</text:span><text:span text:style-name="T25">00</text:span><text:span text:style-name="T28">2</text:span><text:span text:style-name="T23">]</text:span></text:p>
      <text:p text:style-name="P36">Dar prioridade a grupo de clientes que melhor completem a mesa.</text:p>
      <text:p text:style-name="P102"><text:span text:style-name="T20">[R</text:span><text:span text:style-name="T21">N</text:span><text:span text:style-name="T22">00</text:span><text:span text:style-name="T30">3</text:span><text:span text:style-name="T20">]</text:span></text:p>
      <text:p text:style-name="P17"><text:span text:style-name="T57">Clientes que não melhor completam a mesa não podem esperar mais de 20 minutos, </text:span><text:span text:style-name="T58">por não ser prioridade</text:span><text:span text:style-name="T57">.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1" svg:font-family="Wingdings" style:font-pitch="variable" style:font-charset="x-symbol"/>
    <style:font-face style:name="Lohit Devanagari1" svg:font-family="'Lohit Devanagari'"/>
    <style:font-face style:name="Wingdings" svg:font-family="Wingdings, 'Abyssinica SIL'"/>
    <style:font-face style:name="Courier New" svg:font-family="'Courier New'" style:font-family-generic="modern"/>
    <style:font-face style:name="Book Antiqua" svg:font-family="'Book Antiqua', Constantia" style:font-family-generic="roman"/>
    <style:font-face style:name="Symbol" svg:font-family="Symbol, 'Abyssinica SIL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Helvetica" svg:font-family="Helvetica, Arial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fo:font-size="10pt" fo:language="pt" fo:country="BR" style:font-name-asian="Times New Roman" style:font-family-asian="'Times New Roman'" style:font-family-generic-asian="roman" style:font-size-asian="10pt" style:language-asian="en" style:country-asian="US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fo:font-size="18pt" fo:font-weight="bold" style:font-size-asian="18pt" style:font-weight-asian="bold" style:font-name-complex="Arial" style:font-family-complex="Arial" style:font-family-generic-complex="swiss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  <style:text-properties style:font-name="Arial" fo:font-family="Arial" style:font-family-generic="swiss" fo:language="pt" fo:country="BR" style:font-name-complex="Arial" style:font-family-complex="Arial" style:font-family-generic-complex="swis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swiss" fo:font-size="12pt" fo:font-weight="bold" style:font-size-asian="12pt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language="pt" fo:country="BR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style:language-asian="pt" style:country-asian="BR" style:font-style-complex="italic"/>
    </style:style>
    <style:style style:name="Bullet" style:family="paragraph" style:parent-style-name="Standard" style:list-style-name="WW8Num2">
      <style:paragraph-properties fo:margin-left="0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, Constantia" style:font-family-generic="roman" style:font-name-complex="Book Antiqua" style:font-family-complex="'Book Antiqua', Constantia" style:font-family-generic-complex="roman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, Constantia" style:font-family-generic="roman" style:language-asian="en" style:country-asian="US" style:font-name-complex="Book Antiqua" style:font-family-complex="'Book Antiqua', Constantia" style:font-family-generic-complex="roman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fo:font-size="16pt" fo:font-weight="bold" style:letter-kerning="true" style:font-size-asian="16pt" style:font-weight-asian="bold" style:font-name-complex="Arial" style:font-family-complex="Arial" style:font-family-generic-complex="swiss"/>
    </style:style>
    <style:style style:name="infoblue0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 Unicode MS" fo:font-family="'Arial Unicode MS', 'Times New Roman'" style:font-family-generic="swiss" fo:font-size="12pt" fo:language="pt" fo:country="BR" style:font-name-asian="Arial Unicode MS" style:font-family-asian="'Arial Unicode MS', 'Times New Roman'" style:font-family-generic-asian="swiss" style:font-size-asian="12pt" style:language-asian="pt" style:country-asian="BR" style:font-name-complex="Arial Unicode MS" style:font-family-complex="'Arial Unicode MS', 'Times New Roman'" style:font-family-generic-complex="swiss" style:font-size-complex="12pt"/>
    </style:style>
    <style:style style:name="Bullet1" style:family="paragraph" style:parent-style-name="Standard" style:list-style-name="">
      <style:paragraph-properties fo:margin-left="0.5in" fo:margin-right="0in" fo:text-indent="-0.3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5in" fo:margin-right="0in" fo:text-indent="0in" style:auto-text-indent="false"/>
      <style:text-properties fo:language="pt" fo:country="BR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6874in" fo:margin-right="0in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fo:language="pt" fo:country="BR" style:language-asian="pt" style:country-asian="BR" style:font-weight-complex="bold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, Arial" style:font-family-generic="swiss" fo:font-size="8pt" style:font-size-asian="8pt" style:font-name-complex="Helvetica" style:font-family-complex="Helvetica, Arial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name-complex="Tahoma" style:font-family-complex="Tahoma" style:font-family-generic-complex="swiss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-left="0.0047in" fo:margin-right="0in" fo:text-indent="-0.0047in" style:auto-text-indent="false"/>
      <style:text-properties style:font-name="Arial" fo:font-family="Arial" style:font-family-generic="swiss" fo:language="pt" fo:country="BR" style:font-name-complex="Arial" style:font-family-complex="Arial" style:font-family-generic-complex="swiss"/>
    </style:style>
    <style:style style:name="Body_20_Text_20_2" style:display-name="Body Text 2" style:family="paragraph" style:parent-style-name="Standard">
      <style:text-properties fo:color="#0000ff"/>
    </style:style>
    <style:style style:name="Balloon_20_Text" style:display-name="Balloon Text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Bullet2" style:family="paragraph" style:parent-style-name="Standard" style:list-style-name="">
      <style:paragraph-properties fo:margin-left="1in" fo:margin-right="0in" fo:text-indent="-0.25in" style:auto-text-indent="false"/>
      <style:text-properties fo:color="#000080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InfoBlue" style:family="paragraph" style:parent-style-name="Standard" style:next-style-name="Text_20_body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fo:language="pt" fo:country="BR" style:font-name-complex="Arial" style:font-family-complex="Arial" style:font-family-generic-complex="swiss" style:font-style-complex="italic" text:display="non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fo:font-size="18pt" fo:language="en" fo:country="AU" fo:font-style="italic" style:font-size-asian="18pt" style:font-style-asian="italic" style:font-name-complex="Arial" style:font-family-complex="Arial" style:font-family-generic-complex="swiss"/>
    </style:style>
    <style:style style:name="Comment_20_Text" style:display-name="Comment Text" style:family="paragraph" style:parent-style-name="Standard"/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m_20_marcadores" style:display-name="Com marcadores" style:family="paragraph" style:parent-style-name="Standard" style:list-style-name="WW8Num3">
      <style:paragraph-properties fo:margin-top="0.0417in" fo:margin-bottom="0.0417in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1665in" fo:margin-bottom="0.0835in" loext:contextual-spacing="false" fo:orphans="2" fo:widows="2" fo:hyphenation-ladder-count="no-limit" fo:keep-with-next="always"/>
      <style:text-properties style:use-window-font-color="true" style:font-name="Arial1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en" style:country-asian="US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, 'Abyssinica SIL'" style:font-family-generic="roman" fo:font-size="10pt" style:font-size-asian="10pt" style:font-name-complex="Symbol" style:font-family-complex="Symbol, 'Abyssinica SIL'" style:font-family-generic-complex="roman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, 'Abyssinica SIL'" fo:font-size="10pt" style:font-size-asian="10pt" style:font-name-complex="Wingdings" style:font-family-complex="Wingdings, 'Abyssinica SIL'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, 'Abyssinica SIL'" style:font-name-complex="Wingdings" style:font-family-complex="Wingdings, 'Abyssinica SIL'"/>
    </style:style>
    <style:style style:name="WW8Num6z0" style:family="text">
      <style:text-properties style:font-name="Wingdings" fo:font-family="Wingdings, 'Abyssinica SIL'" style:font-name-complex="Wingdings" style:font-family-complex="Wingdings, 'Abyssinica SIL'"/>
    </style:style>
    <style:style style:name="WW8Num7z0" style:family="text">
      <style:text-properties style:font-name="Wingdings" fo:font-family="Wingdings, 'Abyssinica SIL'" style:font-name-complex="Wingdings" style:font-family-complex="Wingdings, 'Abyssinica SIL'"/>
    </style:style>
    <style:style style:name="WW8Num8z0" style:family="text">
      <style:text-properties style:font-name="Wingdings" fo:font-family="Wingdings, 'Abyssinica SIL'" style:font-name-complex="Wingdings" style:font-family-complex="Wingdings, 'Abyssinica SIL'"/>
    </style:style>
    <style:style style:name="WW8Num9z0" style:family="text">
      <style:text-properties style:font-name="Wingdings" fo:font-family="Wingdings, 'Abyssinica SIL'" style:font-name-complex="Wingdings" style:font-family-complex="Wingdings, 'Abyssinica SIL'"/>
    </style:style>
    <style:style style:name="WW8Num10z0" style:family="text">
      <style:text-properties style:font-name="Wingdings" fo:font-family="Wingdings, 'Abyssinica SIL'" style:font-name-complex="Wingdings" style:font-family-complex="Wingdings, 'Abyssinica SIL'"/>
    </style:style>
    <style:style style:name="WW8Num11z0" style:family="text">
      <style:text-properties style:font-name="Wingdings" fo:font-family="Wingdings, 'Abyssinica SIL'" style:font-name-complex="Wingdings" style:font-family-complex="Wingdings, 'Abyssinica SIL'"/>
    </style:style>
    <style:style style:name="WW8Num12z0" style:family="text">
      <style:text-properties style:font-name="Wingdings" fo:font-family="Wingdings, 'Abyssinica SIL'" style:font-name-complex="Wingdings" style:font-family-complex="Wingdings, 'Abyssinica SIL'"/>
    </style:style>
    <style:style style:name="WW8Num13z0" style:family="text">
      <style:text-properties style:font-name="Wingdings" fo:font-family="Wingdings, 'Abyssinica SIL'" style:font-name-complex="Wingdings" style:font-family-complex="Wingdings, 'Abyssinica SIL'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Oculto" style:family="text" style:parent-style-name="Default_20_Paragraph_20_Font">
      <style:text-properties fo:color="#0000ff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 fo:text-align="center">
          <style:list-level-label-alignment text:label-followed-by="listtab" fo:text-indent="-0.5138in" fo:margin-left="0.6319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StarSymbol"/>
      </text:list-level-style-bullet>
      <text:list-level-style-bullet text:level="3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WW8Num12z0" style:num-suffix=".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 fo:text-align="center">
          <style:list-level-label-alignment text:label-followed-by="listtab" fo:text-indent="-0.5138in" fo:margin-left="0.6319in"/>
        </style:list-level-properties>
      </text:list-level-style-number>
      <text:list-level-style-number text:level="2" text:style-name="WW8Num14z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1986in" table:align="center" style:writing-mode="lr-tb"/>
    </style:style>
    <style:style style:name="Table6.A" style:family="table-column">
      <style:table-column-properties style:column-width="3.6035in"/>
    </style:style>
    <style:style style:name="Table6.B" style:family="table-column">
      <style:table-column-properties style:column-width="2.595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7" style:family="table">
      <style:table-properties style:width="6.4486in" fo:margin-left="-0.075in" table:align="left" style:writing-mode="lr-tb"/>
    </style:style>
    <style:style style:name="Table17.A" style:family="table-column">
      <style:table-column-properties style:column-width="3.1271in"/>
    </style:style>
    <style:style style:name="Table17.B" style:family="table-column">
      <style:table-column-properties style:column-width="3.3215in"/>
    </style:style>
    <style:style style:name="Table17.1" style:family="table-row">
      <style:table-row-properties style:min-row-height="0.2556in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Header">
      <style:paragraph-properties fo:margin-top="0.0417in" fo:margin-bottom="0in" loext:contextual-spacing="false"/>
    </style:style>
    <style:style style:name="MP5" style:family="paragraph" style:parent-style-name="Footer">
      <style:paragraph-properties fo:margin-top="0.0417in" fo:margin-bottom="0in" loext:contextual-spacing="false" fo:text-align="start" style:justify-single-word="false"/>
    </style:style>
    <style:style style:name="MP6" style:family="paragraph" style:parent-style-name="Footer">
      <style:paragraph-properties fo:margin-top="0.0417in" fo:margin-bottom="0in" loext:contextual-spacing="false" fo:text-align="end" style:justify-single-word="false"/>
    </style:style>
    <style:style style:name="MT1" style:family="text"/>
    <style:style style:name="MT2" style:family="text">
      <style:text-properties officeooo:rsid="0006215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>
        <style:header-footer-properties fo:min-height="0.5126in" fo:margin-left="0in" fo:margin-right="0in" fo:margin-top="0.4736in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Universidade Federal de Uberlândia, <text:date style:data-style-name="N107" text:date-value="2016-10-25T14:23:16.166118490">2016</text:date></text:p>
            </table:table-cell>
            <table:table-cell table:style-name="Table6.A1" office:value-type="string">
              <text:p text:style-name="MP2">Página <text:page-number text:select-page="current">6</text:page-number><text:span text:style-name="Page_20_Number"> de </text:span><text:page-count style:num-format="1">6</text:page-count></text:p>
            </table:table-cell>
          </table:table-row>
        </table:table>
        <text:p text:style-name="MP3"/>
      </style:footer>
    </style:master-page>
    <style:master-page style:name="Convert_20_2" style:display-name="Convert 2" style:page-layout-name="Mpm2">
      <style:header>
        <text:p text:style-name="MP4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MP5">Documento de <text:span text:style-name="MT2">Visão</text:span></text:p>
            </table:table-cell>
            <table:table-cell table:style-name="Table17.A1" office:value-type="string">
              <text:p text:style-name="MP6">Página <text:span text:style-name="Page_20_Number"><text:page-number text:select-page="current">0</text:page-number></text:span><text:span text:style-name="Page_20_Number"> de </text:span><text:span text:style-name="Page_20_Number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Visão</dc:title>
    <meta:creation-date>2016-10-20T20:50:59.077685087</meta:creation-date>
    <meta:editing-cycles>11</meta:editing-cycles>
    <meta:editing-duration>PT1H20M39S</meta:editing-duration>
    <meta:generator>LibreOffice/5.1.6.2.0$Linux_X86_64 LibreOffice_project/10$Build-2</meta:generator>
    <dc:date>2016-10-25T14:23:15.946597901</dc:date>
    <meta:document-statistic meta:table-count="16" meta:image-count="0" meta:object-count="0" meta:page-count="6" meta:paragraph-count="222" meta:word-count="1220" meta:character-count="7728" meta:non-whitespace-character-count="6744"/>
    <meta:user-defined meta:name="KSOProductBuildVer">1033-10.1.0.5672</meta:user-defined>
    <meta:user-defined meta:name="_AdHocReviewCycleID" meta:value-type="float">156125806</meta:user-defined>
    <meta:user-defined meta:name="_AuthorEmail">andre.siqueira@bcb.gov.br</meta:user-defined>
    <meta:user-defined meta:name="_AuthorEmailDisplayName">Andre Henrique de Siqueira</meta:user-defined>
    <meta:user-defined meta:name="_EmailSubject" meta:value-type="string"/>
    <meta:user-defined meta:name="_NewReviewCycle" meta:value-type="string"/>
    <meta:user-defined meta:name="_ReviewingToolsShownOnce" meta:value-type="string"/>
  </office:meta>
</office:document-meta>
</file>